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2" style:family="table">
      <style:table-properties style:width="13.6cm" table:align="margins"/>
    </style:style>
    <style:style style:name="Table2.A" style:family="table-column">
      <style:table-column-properties style:column-width="4.26cm" style:rel-column-width="20527*"/>
    </style:style>
    <style:style style:name="Table2.B" style:family="table-column">
      <style:table-column-properties style:column-width="9.34cm" style:rel-column-width="45008*"/>
    </style:style>
    <style:style style:name="Table2.A1" style:family="table-cell">
      <style:table-cell-properties fo:background-color="transparent" fo:padding="0.097cm" fo:border="none">
        <style:background-image/>
      </style:table-cell-properties>
    </style:style>
    <style:style style:name="Table2.A2" style:family="table-cell">
      <style:table-cell-properties fo:padding="0.097cm" fo:border="none"/>
    </style:style>
    <style:style style:name="Table2.B2" style:family="table-cell">
      <style:table-cell-properties fo:padding="0.097cm" fo:border="none"/>
    </style:style>
    <style:style style:name="Table2.A3" style:family="table-cell">
      <style:table-cell-properties fo:padding="0.097cm" fo:border="none"/>
    </style:style>
    <style:style style:name="Table2.B3" style:family="table-cell">
      <style:table-cell-properties fo:padding="0.097cm" fo:border="none"/>
    </style:style>
    <style:style style:name="P1" style:family="paragraph" style:parent-style-name="Header">
      <style:paragraph-properties fo:padding="0cm" fo:border-left="none" fo:border-right="none" fo:border-top="none" fo:border-bottom="0.06pt solid #000000" style:shadow="none"/>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text-properties officeooo:paragraph-rsid="001f5134"/>
    </style:style>
    <style:style style:name="P4" style:family="paragraph" style:parent-style-name="Text_20_body">
      <style:text-properties style:font-name="FreeSerif"/>
    </style:style>
    <style:style style:name="P5"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6" style:family="paragraph" style:parent-style-name="Text_20_body">
      <style:paragraph-properties fo:text-align="start" style:justify-single-word="false"/>
      <style:text-properties style:font-name="FreeSans" fo:font-size="11pt" officeooo:paragraph-rsid="001b4381" style:font-size-asian="11pt" style:font-size-complex="11pt"/>
    </style:style>
    <style:style style:name="P7" style:family="paragraph" style:parent-style-name="Text_20_body">
      <style:text-properties officeooo:rsid="002ac04f" officeooo:paragraph-rsid="002b8440"/>
    </style:style>
    <style:style style:name="P8" style:family="paragraph" style:parent-style-name="Text_20_body">
      <style:text-properties officeooo:paragraph-rsid="002b8440"/>
    </style:style>
    <style:style style:name="P9" style:family="paragraph" style:parent-style-name="Text_20_body">
      <style:text-properties officeooo:rsid="002d6a5f" officeooo:paragraph-rsid="002d6a5f"/>
    </style:style>
    <style:style style:name="P10" style:family="paragraph" style:parent-style-name="Text_20_body">
      <style:text-properties officeooo:rsid="00290dd7" officeooo:paragraph-rsid="002dd570"/>
    </style:style>
    <style:style style:name="P11" style:family="paragraph" style:parent-style-name="Text_20_body">
      <style:paragraph-properties fo:text-align="justify" style:justify-single-word="false"/>
      <style:text-properties officeooo:paragraph-rsid="0041319d"/>
    </style:style>
    <style:style style:name="P12" style:family="paragraph" style:parent-style-name="Text_20_body">
      <style:paragraph-properties fo:text-align="justify" style:justify-single-word="false"/>
      <style:text-properties officeooo:paragraph-rsid="005b89be"/>
    </style:style>
    <style:style style:name="P13" style:family="paragraph" style:parent-style-name="Text_20_body">
      <style:paragraph-properties fo:text-align="justify" style:justify-single-word="false"/>
      <style:text-properties officeooo:paragraph-rsid="005c25f0"/>
    </style:style>
    <style:style style:name="P14" style:family="paragraph" style:parent-style-name="Text_20_body">
      <style:paragraph-properties fo:text-align="justify" style:justify-single-word="false"/>
      <style:text-properties officeooo:paragraph-rsid="005e57b5"/>
    </style:style>
    <style:style style:name="P15" style:family="paragraph" style:parent-style-name="Text_20_body">
      <style:paragraph-properties fo:text-align="justify" style:justify-single-word="false"/>
      <style:text-properties officeooo:paragraph-rsid="005fd22a"/>
    </style:style>
    <style:style style:name="P16" style:family="paragraph" style:parent-style-name="Text_20_body">
      <style:paragraph-properties fo:text-align="justify" style:justify-single-word="false"/>
      <style:text-properties officeooo:paragraph-rsid="0043bf9d"/>
    </style:style>
    <style:style style:name="P17" style:family="paragraph" style:parent-style-name="Text_20_body">
      <style:text-properties officeooo:rsid="003496bd" officeooo:paragraph-rsid="003496bd"/>
    </style:style>
    <style:style style:name="P18" style:family="paragraph" style:parent-style-name="Text_20_body">
      <style:text-properties officeooo:paragraph-rsid="003b78f2"/>
    </style:style>
    <style:style style:name="P19" style:family="paragraph" style:parent-style-name="Text_20_body">
      <style:text-properties officeooo:paragraph-rsid="003dcad8"/>
    </style:style>
    <style:style style:name="P20" style:family="paragraph" style:parent-style-name="Text_20_body">
      <style:text-properties officeooo:paragraph-rsid="00455431"/>
    </style:style>
    <style:style style:name="P21" style:family="paragraph" style:parent-style-name="Text_20_body">
      <style:text-properties officeooo:paragraph-rsid="00474e3a"/>
    </style:style>
    <style:style style:name="P22" style:family="paragraph" style:parent-style-name="Text_20_body">
      <style:text-properties officeooo:paragraph-rsid="004a2c37"/>
    </style:style>
    <style:style style:name="P23" style:family="paragraph" style:parent-style-name="Text_20_body">
      <style:text-properties officeooo:paragraph-rsid="004f5438"/>
    </style:style>
    <style:style style:name="P24" style:family="paragraph" style:parent-style-name="Text_20_body">
      <style:text-properties style:font-name="FreeSerif1" fo:language="en" fo:country="US" officeooo:rsid="003dcad8" officeooo:paragraph-rsid="003dcad8"/>
    </style:style>
    <style:style style:name="P25" style:family="paragraph" style:parent-style-name="Text_20_body">
      <style:text-properties style:font-name="FreeSerif1" fo:language="en" fo:country="US" officeooo:rsid="006bdc7a" officeooo:paragraph-rsid="006bdc7a"/>
    </style:style>
    <style:style style:name="P26" style:family="paragraph" style:parent-style-name="Text_20_body">
      <style:text-properties style:font-name="FreeSerif1" fo:language="en" fo:country="US" officeooo:rsid="006d7dff" officeooo:paragraph-rsid="006d7dff"/>
    </style:style>
    <style:style style:name="P27" style:family="paragraph" style:parent-style-name="Text_20_body">
      <style:text-properties style:font-name="FreeSerif1" fo:language="en" fo:country="US" officeooo:rsid="0057d345" officeooo:paragraph-rsid="0057d345"/>
    </style:style>
    <style:style style:name="P28" style:family="paragraph" style:parent-style-name="Text_20_body">
      <style:text-properties officeooo:paragraph-rsid="0057d345"/>
    </style:style>
    <style:style style:name="P29" style:family="paragraph" style:parent-style-name="Text_20_body">
      <style:text-properties officeooo:paragraph-rsid="00658262"/>
    </style:style>
    <style:style style:name="P30" style:family="paragraph" style:parent-style-name="Text_20_body">
      <style:text-properties officeooo:paragraph-rsid="0065d56f"/>
    </style:style>
    <style:style style:name="P31" style:family="paragraph" style:parent-style-name="Text_20_body">
      <style:text-properties officeooo:rsid="006a6d87" officeooo:paragraph-rsid="006a6d87"/>
    </style:style>
    <style:style style:name="P32" style:family="paragraph" style:parent-style-name="Text_20_body">
      <style:text-properties officeooo:paragraph-rsid="006bdc7a"/>
    </style:style>
    <style:style style:name="P33" style:family="paragraph" style:parent-style-name="Text_20_body">
      <style:text-properties officeooo:rsid="006d7dff" officeooo:paragraph-rsid="006d7dff"/>
    </style:style>
    <style:style style:name="P34" style:family="paragraph" style:parent-style-name="Text_20_body">
      <style:text-properties officeooo:paragraph-rsid="0072076a"/>
    </style:style>
    <style:style style:name="P35" style:family="paragraph" style:parent-style-name="Text_20_body">
      <style:text-properties officeooo:paragraph-rsid="0073a198"/>
    </style:style>
    <style:style style:name="P36" style:family="paragraph" style:parent-style-name="Text_20_body">
      <style:text-properties officeooo:paragraph-rsid="0075ef01"/>
    </style:style>
    <style:style style:name="P37" style:family="paragraph" style:parent-style-name="Text_20_body">
      <style:text-properties officeooo:paragraph-rsid="00780827"/>
    </style:style>
    <style:style style:name="P38" style:family="paragraph" style:parent-style-name="Text_20_body">
      <style:text-properties officeooo:paragraph-rsid="007bd235"/>
    </style:style>
    <style:style style:name="P39" style:family="paragraph" style:parent-style-name="Text_20_body">
      <style:text-properties officeooo:paragraph-rsid="004bf95d"/>
    </style:style>
    <style:style style:name="P40" style:family="paragraph" style:parent-style-name="Text_20_body">
      <style:text-properties officeooo:paragraph-rsid="003fa376"/>
    </style:style>
    <style:style style:name="P41" style:family="paragraph" style:parent-style-name="Text_20_body">
      <style:text-properties officeooo:paragraph-rsid="00917fdc"/>
    </style:style>
    <style:style style:name="P42" style:family="paragraph" style:parent-style-name="Text_20_body">
      <style:text-properties officeooo:paragraph-rsid="0092a9cd"/>
    </style:style>
    <style:style style:name="P43" style:family="paragraph" style:parent-style-name="Text_20_body">
      <style:text-properties officeooo:rsid="0092a9cd" officeooo:paragraph-rsid="0092a9cd"/>
    </style:style>
    <style:style style:name="P44" style:family="paragraph" style:parent-style-name="Text_20_body">
      <style:text-properties officeooo:paragraph-rsid="0094b558"/>
    </style:style>
    <style:style style:name="P45" style:family="paragraph" style:parent-style-name="Text_20_body">
      <style:text-properties officeooo:paragraph-rsid="0096a2bc"/>
    </style:style>
    <style:style style:name="P46" style:family="paragraph" style:parent-style-name="Text_20_body">
      <style:text-properties officeooo:rsid="00976d37" officeooo:paragraph-rsid="00976d37"/>
    </style:style>
    <style:style style:name="P47" style:family="paragraph" style:parent-style-name="Text_20_body">
      <style:text-properties officeooo:paragraph-rsid="0098a2e7"/>
    </style:style>
    <style:style style:name="P48" style:family="paragraph" style:parent-style-name="Heading_20_1_20_no_20_number">
      <style:paragraph-properties fo:margin-left="0cm" fo:margin-right="0cm" fo:text-indent="0cm" style:auto-text-indent="false"/>
    </style:style>
    <style:style style:name="P49" style:family="paragraph" style:parent-style-name="Table_20_Contents">
      <style:text-properties style:font-name="FreeSerif"/>
    </style:style>
    <style:style style:name="P50" style:family="paragraph" style:parent-style-name="Body">
      <style:text-properties officeooo:paragraph-rsid="001d7901"/>
    </style:style>
    <style:style style:name="P51"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52" style:family="paragraph" style:parent-style-name="Contents_20_10">
      <style:paragraph-properties>
        <style:tab-stops>
          <style:tab-stop style:position="13.6cm" style:type="right" style:leader-style="dotted" style:leader-text="."/>
        </style:tab-stops>
      </style:paragraph-properties>
    </style:style>
    <style:style style:name="P53"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54" style:family="paragraph" style:parent-style-name="Contents_20_Heading">
      <style:paragraph-properties fo:break-before="page"/>
    </style:style>
    <style:style style:name="P55" style:family="paragraph" style:parent-style-name="Standard" style:master-page-name="First_20_Page">
      <style:paragraph-properties style:page-number="auto"/>
      <style:text-properties style:font-name="FreeSans"/>
    </style:style>
    <style:style style:name="P56" style:family="paragraph" style:parent-style-name="Heading_20_1">
      <style:paragraph-properties fo:text-align="start" style:justify-single-word="false"/>
    </style:style>
    <style:style style:name="P57" style:family="paragraph" style:parent-style-name="Heading_20_1">
      <style:text-properties officeooo:paragraph-rsid="0094b558"/>
    </style:style>
    <style:style style:name="P58" style:family="paragraph" style:parent-style-name="Heading_20_1" style:master-page-name="Standard">
      <style:paragraph-properties style:page-number="1"/>
    </style:style>
    <style:style style:name="P59" style:family="paragraph" style:parent-style-name="Heading_20_1_20_no_20_number">
      <style:paragraph-properties fo:break-before="page"/>
    </style:style>
    <style:style style:name="P60" style:family="paragraph" style:parent-style-name="Heading_20_2">
      <style:text-properties officeooo:rsid="006a6d87" officeooo:paragraph-rsid="006a6d87"/>
    </style:style>
    <style:style style:name="P61" style:family="paragraph" style:parent-style-name="Heading_20_2">
      <style:text-properties officeooo:paragraph-rsid="006a6d87"/>
    </style:style>
    <style:style style:name="P62" style:family="paragraph" style:parent-style-name="Heading_20_2">
      <style:text-properties style:font-name="FreeSans1" fo:font-size="14pt" fo:language="en" fo:country="US" fo:font-style="normal" fo:font-weight="bold" officeooo:rsid="006f7b68" officeooo:paragraph-rsid="006f7b68" style:font-name-asian="Microsoft YaHei" style:font-size-asian="14pt" style:font-style-asian="italic" style:font-weight-asian="bold" style:font-name-complex="Mangal" style:font-size-complex="14pt" style:font-style-complex="italic" style:font-weight-complex="bold"/>
    </style:style>
    <style:style style:name="P63" style:family="paragraph" style:parent-style-name="Heading_20_2">
      <style:text-properties officeooo:rsid="00917fdc" officeooo:paragraph-rsid="00917fdc"/>
    </style:style>
    <style:style style:name="P64" style:family="paragraph" style:parent-style-name="Heading_20_2">
      <style:text-properties officeooo:rsid="009e1920" officeooo:paragraph-rsid="00a0b53c"/>
    </style:style>
    <style:style style:name="P65" style:family="paragraph" style:parent-style-name="Referenses" style:list-style-name="L6">
      <style:text-properties officeooo:paragraph-rsid="00859085"/>
    </style:style>
    <style:style style:name="P66" style:family="paragraph" style:parent-style-name="Referenses" style:list-style-name="L6">
      <style:text-properties officeooo:rsid="0031eb31" officeooo:paragraph-rsid="0031eb31"/>
    </style:style>
    <style:style style:name="P67" style:family="paragraph" style:parent-style-name="Referenses" style:list-style-name="L6">
      <style:text-properties officeooo:rsid="0085f472" officeooo:paragraph-rsid="0085f472"/>
    </style:style>
    <style:style style:name="P68" style:family="paragraph" style:parent-style-name="Referenses" style:list-style-name="L6">
      <style:text-properties officeooo:rsid="00861b1f" officeooo:paragraph-rsid="00861b1f"/>
    </style:style>
    <style:style style:name="P69" style:family="paragraph" style:parent-style-name="Referenses" style:list-style-name="L6">
      <style:text-properties officeooo:rsid="0086b093" officeooo:paragraph-rsid="0086b093"/>
    </style:style>
    <style:style style:name="P70" style:family="paragraph" style:parent-style-name="Text_20_body" style:list-style-name="">
      <style:text-properties style:font-name="FreeSans"/>
    </style:style>
    <style:style style:name="P71" style:family="paragraph" style:parent-style-name="Text_20_body" style:list-style-name="">
      <style:text-properties style:font-name="FreeSans" officeooo:paragraph-rsid="001c2bff"/>
    </style:style>
    <style:style style:name="P72" style:family="paragraph" style:parent-style-name="Text_20_body" style:list-style-name="">
      <style:text-properties style:font-name="FreeSans" fo:font-size="22pt" fo:language="en" fo:country="US" fo:font-weight="bold" officeooo:rsid="002dd570" officeooo:paragraph-rsid="002dd570" style:font-size-asian="22pt" style:font-weight-asian="bold" style:font-size-complex="22pt" style:font-weight-complex="bold"/>
    </style:style>
    <style:style style:name="P73" style:family="paragraph" style:parent-style-name="Text_20_body" style:list-style-name="">
      <style:text-properties style:font-name="FreeSans" fo:font-size="14pt" officeooo:rsid="001c2bff" officeooo:paragraph-rsid="001c2bff" style:font-size-asian="14pt" style:font-size-complex="14pt"/>
    </style:style>
    <style:style style:name="P74" style:family="paragraph" style:parent-style-name="Text_20_body" style:list-style-name="">
      <style:text-properties style:font-name="FreeSans" fo:font-size="14pt" fo:font-weight="bold" style:font-size-asian="14pt" style:font-weight-asian="bold" style:font-size-complex="14pt" style:font-weight-complex="bold"/>
    </style:style>
    <style:style style:name="P75" style:family="paragraph" style:parent-style-name="Text_20_body" style:list-style-name="">
      <style:text-properties style:font-name="FreeSans" fo:font-size="14pt" fo:language="en" fo:country="GB" fo:font-weight="bold" style:font-size-asian="14pt" style:font-weight-asian="bold" style:font-size-complex="14pt" style:font-weight-complex="bold"/>
    </style:style>
    <style:style style:name="P76" style:family="paragraph" style:parent-style-name="Text_20_body" style:list-style-name="">
      <style:text-properties style:font-name="FreeSans" fo:language="en" fo:country="US" officeooo:rsid="0025f827" officeooo:paragraph-rsid="0025f827"/>
    </style:style>
    <style:style style:name="P77" style:family="paragraph" style:parent-style-name="Text_20_body" style:list-style-name="">
      <style:text-properties style:font-name="FreeSans" fo:font-size="11pt" fo:font-weight="bold" style:font-size-asian="11pt" style:font-weight-asian="bold" style:font-size-complex="11pt"/>
    </style:style>
    <style:style style:name="P78" style:family="paragraph" style:parent-style-name="Text_20_body" style:list-style-name=""/>
    <style:style style:name="P79" style:family="paragraph" style:parent-style-name="Text_20_body" style:list-style-name="L1">
      <style:text-properties officeooo:rsid="00369092" officeooo:paragraph-rsid="00369092"/>
    </style:style>
    <style:style style:name="P80" style:family="paragraph" style:parent-style-name="Text_20_body" style:list-style-name="L2">
      <style:text-properties officeooo:paragraph-rsid="0072076a"/>
    </style:style>
    <style:style style:name="P81" style:family="paragraph" style:parent-style-name="Text_20_body" style:list-style-name="L2">
      <style:text-properties officeooo:rsid="0072076a" officeooo:paragraph-rsid="0072076a"/>
    </style:style>
    <style:style style:name="P82" style:family="paragraph" style:parent-style-name="Text_20_body" style:list-style-name="L2">
      <style:text-properties officeooo:rsid="0073a198" officeooo:paragraph-rsid="0073a198"/>
    </style:style>
    <style:style style:name="P83" style:family="paragraph" style:parent-style-name="Text_20_body" style:list-style-name="L3">
      <style:text-properties style:font-name="FreeSerif1" fo:language="en" fo:country="US" officeooo:rsid="0071532a" officeooo:paragraph-rsid="0073a198"/>
    </style:style>
    <style:style style:name="P84" style:family="paragraph" style:parent-style-name="Text_20_body" style:list-style-name="L3">
      <style:text-properties style:font-name="FreeSerif1" fo:language="en" fo:country="US" officeooo:rsid="0073a198" officeooo:paragraph-rsid="0073a198"/>
    </style:style>
    <style:style style:name="P85" style:family="paragraph" style:parent-style-name="Text_20_body">
      <style:text-properties style:font-name="FreeSerif1" fo:language="en" fo:country="US" officeooo:rsid="0096a2bc" officeooo:paragraph-rsid="0096a2bc"/>
    </style:style>
    <style:style style:name="P86" style:family="paragraph" style:parent-style-name="Text_20_body">
      <style:text-properties style:font-name="FreeSerif1" fo:language="en" fo:country="US" officeooo:rsid="009ce9a4" officeooo:paragraph-rsid="009ce9a4"/>
    </style:style>
    <style:style style:name="P87" style:family="paragraph" style:parent-style-name="Text_20_body" style:list-style-name="L3">
      <style:text-properties officeooo:rsid="0071532a" officeooo:paragraph-rsid="0073a198"/>
    </style:style>
    <style:style style:name="P88" style:family="paragraph" style:parent-style-name="Text_20_body" style:list-style-name="L4">
      <style:text-properties officeooo:rsid="00398014" officeooo:paragraph-rsid="00398014"/>
    </style:style>
    <style:style style:name="P89" style:family="paragraph" style:parent-style-name="Text_20_body" style:list-style-name="L5">
      <style:text-properties officeooo:rsid="00398014" officeooo:paragraph-rsid="00398014"/>
    </style:style>
    <style:style style:name="P90" style:family="paragraph" style:parent-style-name="Text_20_body" style:list-style-name="L6">
      <style:paragraph-properties fo:text-align="justify" style:justify-single-word="false"/>
      <style:text-properties officeooo:rsid="0033ceee" officeooo:paragraph-rsid="007f148b"/>
    </style:style>
    <style:style style:name="P91" style:family="paragraph" style:parent-style-name="Text_20_body" style:list-style-name="L6">
      <style:paragraph-properties fo:text-align="justify" style:justify-single-word="false"/>
      <style:text-properties officeooo:rsid="0037b11c" officeooo:paragraph-rsid="0089eeb6"/>
    </style:style>
    <style:style style:name="P92" style:family="paragraph" style:parent-style-name="Text_20_body" style:list-style-name="L6">
      <style:paragraph-properties fo:text-align="justify" style:justify-single-word="false"/>
      <style:text-properties officeooo:rsid="0046ca86" officeooo:paragraph-rsid="0089eeb6"/>
    </style:style>
    <style:style style:name="P93" style:family="paragraph" style:parent-style-name="Text_20_body" style:list-style-name="L6">
      <style:paragraph-properties fo:text-align="justify" style:justify-single-word="false"/>
      <style:text-properties officeooo:rsid="008b19db" officeooo:paragraph-rsid="008b19db"/>
    </style:style>
    <style:style style:name="P94" style:family="paragraph" style:parent-style-name="Text_20_body" style:list-style-name="L6">
      <style:paragraph-properties fo:text-align="justify" style:justify-single-word="false"/>
      <style:text-properties officeooo:rsid="003630b0" officeooo:paragraph-rsid="003630b0"/>
    </style:style>
    <style:style style:name="P95" style:family="paragraph" style:parent-style-name="Text_20_body" style:list-style-name="L6">
      <style:paragraph-properties fo:text-align="justify" style:justify-single-word="false"/>
      <style:text-properties officeooo:rsid="0086b093" officeooo:paragraph-rsid="0086b093"/>
    </style:style>
    <style:style style:name="P96" style:family="paragraph" style:parent-style-name="Text_20_body" style:list-style-name="L6">
      <style:paragraph-properties fo:text-align="start" style:justify-single-word="false"/>
      <style:text-properties officeooo:rsid="0086b093" officeooo:paragraph-rsid="0086b093"/>
    </style:style>
    <style:style style:name="P97" style:family="paragraph" style:parent-style-name="Text_20_body" style:list-style-name="L6">
      <style:paragraph-properties fo:text-align="start" style:justify-single-word="false"/>
      <style:text-properties officeooo:rsid="0088aa80" officeooo:paragraph-rsid="0088aa80"/>
    </style:style>
    <style:style style:name="P98" style:family="paragraph" style:parent-style-name="Text_20_body" style:list-style-name="L6">
      <style:paragraph-properties fo:text-align="justify" style:justify-single-word="false"/>
      <style:text-properties officeooo:paragraph-rsid="004a2c37"/>
    </style:style>
    <style:style style:name="P99" style:family="paragraph" style:parent-style-name="Text_20_body" style:list-style-name="L6">
      <style:paragraph-properties fo:text-align="justify" style:justify-single-word="false"/>
      <style:text-properties officeooo:rsid="008d088d" officeooo:paragraph-rsid="008d088d"/>
    </style:style>
    <style:style style:name="P100" style:family="paragraph" style:parent-style-name="Text_20_body" style:list-style-name="L6">
      <style:paragraph-properties fo:text-align="justify" style:justify-single-word="false"/>
      <style:text-properties officeooo:rsid="008e073b" officeooo:paragraph-rsid="008e073b"/>
    </style:style>
    <style:style style:name="P101" style:family="paragraph" style:parent-style-name="Text_20_body" style:list-style-name="L6">
      <style:paragraph-properties fo:text-align="justify" style:justify-single-word="false"/>
      <style:text-properties officeooo:rsid="00913219" officeooo:paragraph-rsid="00913219"/>
    </style:style>
    <style:style style:name="P102" style:family="paragraph" style:parent-style-name="Text_20_body">
      <style:text-properties officeooo:paragraph-rsid="0092a9cd"/>
    </style:style>
    <style:style style:name="P103" style:family="paragraph" style:parent-style-name="Text_20_body">
      <style:text-properties officeooo:paragraph-rsid="009da4d6"/>
    </style:style>
    <style:style style:name="P104" style:family="paragraph" style:parent-style-name="Text_20_body">
      <style:text-properties officeooo:paragraph-rsid="009ce9a4"/>
    </style:style>
    <style:style style:name="P105" style:family="paragraph" style:parent-style-name="Text_20_body">
      <style:text-properties officeooo:paragraph-rsid="00a0b53c"/>
    </style:style>
    <style:style style:name="P106" style:family="paragraph" style:parent-style-name="Text_20_body">
      <style:text-properties officeooo:rsid="00a2eb1e" officeooo:paragraph-rsid="00a2eb1e"/>
    </style:style>
    <style:style style:name="T1" style:family="text">
      <style:text-properties style:font-name="FreeSerif1" fo:language="en" fo:country="US"/>
    </style:style>
    <style:style style:name="T2" style:family="text">
      <style:text-properties style:font-name="FreeSerif1" fo:language="en" fo:country="US" officeooo:rsid="00247d02"/>
    </style:style>
    <style:style style:name="T3" style:family="text">
      <style:text-properties style:font-name="FreeSerif1" fo:language="en" fo:country="US" officeooo:rsid="002392a9"/>
    </style:style>
    <style:style style:name="T4" style:family="text">
      <style:text-properties style:font-name="FreeSerif1" fo:language="en" fo:country="US" officeooo:rsid="002ac04f"/>
    </style:style>
    <style:style style:name="T5" style:family="text">
      <style:text-properties style:font-name="FreeSerif1" fo:language="en" fo:country="US" officeooo:rsid="002b8440"/>
    </style:style>
    <style:style style:name="T6" style:family="text">
      <style:text-properties style:font-name="FreeSerif1" fo:language="en" fo:country="US" officeooo:rsid="002bec74"/>
    </style:style>
    <style:style style:name="T7" style:family="text">
      <style:text-properties style:font-name="FreeSerif1" fo:language="en" fo:country="US" officeooo:rsid="003b78f2"/>
    </style:style>
    <style:style style:name="T8" style:family="text">
      <style:text-properties style:font-name="FreeSerif1" fo:language="en" fo:country="US" officeooo:rsid="003c7ba2"/>
    </style:style>
    <style:style style:name="T9" style:family="text">
      <style:text-properties style:font-name="FreeSerif1" fo:language="en" fo:country="US" officeooo:rsid="003dcad8"/>
    </style:style>
    <style:style style:name="T10" style:family="text">
      <style:text-properties style:font-name="FreeSerif1" fo:language="en" fo:country="US" officeooo:rsid="003fa376"/>
    </style:style>
    <style:style style:name="T11" style:family="text">
      <style:text-properties style:font-name="FreeSerif1" fo:language="en" fo:country="US" officeooo:rsid="003fb53e"/>
    </style:style>
    <style:style style:name="T12" style:family="text">
      <style:text-properties style:font-name="FreeSerif1" fo:language="en" fo:country="US" officeooo:rsid="004239ff"/>
    </style:style>
    <style:style style:name="T13" style:family="text">
      <style:text-properties style:font-name="FreeSerif1" fo:language="en" fo:country="US" officeooo:rsid="00455431"/>
    </style:style>
    <style:style style:name="T14" style:family="text">
      <style:text-properties style:font-name="FreeSerif1" fo:language="en" fo:country="US" officeooo:rsid="0046ca86"/>
    </style:style>
    <style:style style:name="T15" style:family="text">
      <style:text-properties style:font-name="FreeSerif1" fo:language="en" fo:country="US" officeooo:rsid="00474e3a"/>
    </style:style>
    <style:style style:name="T16" style:family="text">
      <style:text-properties style:font-name="FreeSerif1" fo:language="en" fo:country="US" officeooo:rsid="0047931a"/>
    </style:style>
    <style:style style:name="T17" style:family="text">
      <style:text-properties style:font-name="FreeSerif1" fo:language="en" fo:country="US" officeooo:rsid="00481d1d"/>
    </style:style>
    <style:style style:name="T18" style:family="text">
      <style:text-properties style:font-name="FreeSerif1" fo:language="en" fo:country="US" officeooo:rsid="0048d2e7"/>
    </style:style>
    <style:style style:name="T19" style:family="text">
      <style:text-properties style:font-name="FreeSerif1" fo:language="en" fo:country="US" officeooo:rsid="004a2c37"/>
    </style:style>
    <style:style style:name="T20" style:family="text">
      <style:text-properties style:font-name="FreeSerif1" fo:language="en" fo:country="US" officeooo:rsid="004bf95d"/>
    </style:style>
    <style:style style:name="T21" style:family="text">
      <style:text-properties style:font-name="FreeSerif1" fo:language="en" fo:country="US" officeooo:rsid="004d6320"/>
    </style:style>
    <style:style style:name="T22" style:family="text">
      <style:text-properties style:font-name="FreeSerif1" fo:language="en" fo:country="US" officeooo:rsid="004f5438"/>
    </style:style>
    <style:style style:name="T23" style:family="text">
      <style:text-properties style:font-name="FreeSerif1" fo:language="en" fo:country="US" officeooo:rsid="0050dffa"/>
    </style:style>
    <style:style style:name="T24" style:family="text">
      <style:text-properties style:font-name="FreeSerif1" fo:language="en" fo:country="US" officeooo:rsid="005178c0"/>
    </style:style>
    <style:style style:name="T25" style:family="text">
      <style:text-properties style:font-name="FreeSerif1" fo:language="en" fo:country="US" officeooo:rsid="00518edb"/>
    </style:style>
    <style:style style:name="T26" style:family="text">
      <style:text-properties style:font-name="FreeSerif1" fo:language="en" fo:country="US" officeooo:rsid="0057bdeb"/>
    </style:style>
    <style:style style:name="T27" style:family="text">
      <style:text-properties style:font-name="FreeSerif1" fo:language="en" fo:country="US" officeooo:rsid="0057d345"/>
    </style:style>
    <style:style style:name="T28" style:family="text">
      <style:text-properties style:font-name="FreeSerif1" fo:language="en" fo:country="US" officeooo:rsid="005b89be"/>
    </style:style>
    <style:style style:name="T29" style:family="text">
      <style:text-properties style:font-name="FreeSerif1" fo:language="en" fo:country="US" officeooo:rsid="005c25f0"/>
    </style:style>
    <style:style style:name="T30" style:family="text">
      <style:text-properties style:font-name="FreeSerif1" fo:language="en" fo:country="US" officeooo:rsid="005cc08a"/>
    </style:style>
    <style:style style:name="T31" style:family="text">
      <style:text-properties style:font-name="FreeSerif1" fo:language="en" fo:country="US" officeooo:rsid="005e57b5"/>
    </style:style>
    <style:style style:name="T32" style:family="text">
      <style:text-properties style:font-name="FreeSerif1" fo:language="en" fo:country="US" officeooo:rsid="005f1d05"/>
    </style:style>
    <style:style style:name="T33" style:family="text">
      <style:text-properties style:font-name="FreeSerif1" fo:language="en" fo:country="US" officeooo:rsid="005fd22a"/>
    </style:style>
    <style:style style:name="T34" style:family="text">
      <style:text-properties style:font-name="FreeSerif1" fo:language="en" fo:country="US" officeooo:rsid="00612d22"/>
    </style:style>
    <style:style style:name="T35" style:family="text">
      <style:text-properties style:font-name="FreeSerif1" fo:language="en" fo:country="US" officeooo:rsid="00649b5d"/>
    </style:style>
    <style:style style:name="T36" style:family="text">
      <style:text-properties style:font-name="FreeSerif1" fo:language="en" fo:country="US" officeooo:rsid="00658262"/>
    </style:style>
    <style:style style:name="T37" style:family="text">
      <style:text-properties style:font-name="FreeSerif1" fo:language="en" fo:country="US" officeooo:rsid="0065d56f"/>
    </style:style>
    <style:style style:name="T38" style:family="text">
      <style:text-properties style:font-name="FreeSerif1" fo:language="en" fo:country="US" officeooo:rsid="0067c6cd"/>
    </style:style>
    <style:style style:name="T39" style:family="text">
      <style:text-properties style:font-name="FreeSerif1" fo:language="en" fo:country="US" officeooo:rsid="006bdc7a"/>
    </style:style>
    <style:style style:name="T40" style:family="text">
      <style:text-properties style:font-name="FreeSerif1" fo:language="en" fo:country="US" officeooo:rsid="006d7dff"/>
    </style:style>
    <style:style style:name="T41" style:family="text">
      <style:text-properties style:font-name="FreeSerif1" fo:language="en" fo:country="US" officeooo:rsid="006f8d4b"/>
    </style:style>
    <style:style style:name="T42" style:family="text">
      <style:text-properties style:font-name="FreeSerif1" fo:language="en" fo:country="US" officeooo:rsid="0072076a"/>
    </style:style>
    <style:style style:name="T43" style:family="text">
      <style:text-properties style:font-name="FreeSerif1" fo:language="en" fo:country="US" officeooo:rsid="0073a198"/>
    </style:style>
    <style:style style:name="T44" style:family="text">
      <style:text-properties style:font-name="FreeSerif1" fo:language="en" fo:country="US" officeooo:rsid="0074f480"/>
    </style:style>
    <style:style style:name="T45" style:family="text">
      <style:text-properties style:font-name="FreeSerif1" fo:language="en" fo:country="US" officeooo:rsid="0075ef01"/>
    </style:style>
    <style:style style:name="T46" style:family="text">
      <style:text-properties style:font-name="FreeSerif1" fo:language="en" fo:country="US" officeooo:rsid="00766617"/>
    </style:style>
    <style:style style:name="T47" style:family="text">
      <style:text-properties style:font-name="FreeSerif1" fo:language="en" fo:country="US" officeooo:rsid="0076acf9"/>
    </style:style>
    <style:style style:name="T48" style:family="text">
      <style:text-properties style:font-name="FreeSerif1" fo:language="en" fo:country="US" officeooo:rsid="00780827"/>
    </style:style>
    <style:style style:name="T49" style:family="text">
      <style:text-properties style:font-name="FreeSerif1" fo:language="en" fo:country="US" officeooo:rsid="007bd235"/>
    </style:style>
    <style:style style:name="T50" style:family="text">
      <style:text-properties style:font-name="FreeSerif1" fo:language="en" fo:country="US" officeooo:rsid="007bf34b"/>
    </style:style>
    <style:style style:name="T51" style:family="text">
      <style:text-properties style:font-name="FreeSerif1" fo:language="en" fo:country="US" officeooo:rsid="007c9d26"/>
    </style:style>
    <style:style style:name="T52" style:family="text">
      <style:text-properties style:font-name="FreeSerif1" fo:language="en" fo:country="US" officeooo:rsid="007d309c"/>
    </style:style>
    <style:style style:name="T53" style:family="text">
      <style:text-properties style:font-name="FreeSerif1" fo:language="en" fo:country="US" officeooo:rsid="007f148b"/>
    </style:style>
    <style:style style:name="T54" style:family="text">
      <style:text-properties style:font-name="FreeSerif1" fo:language="en" fo:country="US" officeooo:rsid="0080b97e"/>
    </style:style>
    <style:style style:name="T55" style:family="text">
      <style:text-properties style:font-name="FreeSerif1" fo:language="en" fo:country="US" officeooo:rsid="00859085"/>
    </style:style>
    <style:style style:name="T56" style:family="text">
      <style:text-properties style:font-name="FreeSerif1" fo:language="en" fo:country="US" officeooo:rsid="0086b093"/>
    </style:style>
    <style:style style:name="T57" style:family="text">
      <style:text-properties style:font-name="FreeSerif1" fo:language="en" fo:country="US" officeooo:rsid="008b19db"/>
    </style:style>
    <style:style style:name="T58" style:family="text">
      <style:text-properties style:font-name="FreeSerif1" fo:language="en" fo:country="US" officeooo:rsid="008d088d"/>
    </style:style>
    <style:style style:name="T59" style:family="text">
      <style:text-properties style:font-name="FreeSerif1" fo:language="en" fo:country="US" officeooo:rsid="00917fdc"/>
    </style:style>
    <style:style style:name="T60" style:family="text">
      <style:text-properties style:font-name="FreeSerif1" fo:language="en" fo:country="US" officeooo:rsid="0092a9cd"/>
    </style:style>
    <style:style style:name="T61" style:family="text">
      <style:text-properties style:font-name="FreeSerif1" fo:language="en" fo:country="US" officeooo:rsid="0092e09f"/>
    </style:style>
    <style:style style:name="T62" style:family="text">
      <style:text-properties style:font-name="FreeSerif1" fo:language="en" fo:country="US" officeooo:rsid="0094b558"/>
    </style:style>
    <style:style style:name="T63" style:family="text">
      <style:text-properties style:font-name="FreeSerif1" fo:language="en" fo:country="US" officeooo:rsid="00976d37"/>
    </style:style>
    <style:style style:name="T64" style:family="text">
      <style:text-properties style:font-name="FreeSerif1" fo:language="en" fo:country="US" officeooo:rsid="0096a2bc"/>
    </style:style>
    <style:style style:name="T65" style:family="text">
      <style:text-properties style:font-name="FreeSerif1" fo:language="en" fo:country="US" officeooo:rsid="0098a2e7"/>
    </style:style>
    <style:style style:name="T66" style:family="text">
      <style:text-properties style:font-name="FreeSerif1" fo:language="en" fo:country="US" officeooo:rsid="009da4d6"/>
    </style:style>
    <style:style style:name="T67" style:family="text">
      <style:text-properties style:font-name="FreeSerif1" fo:language="en" fo:country="US" officeooo:rsid="009e1920"/>
    </style:style>
    <style:style style:name="T68" style:family="text">
      <style:text-properties style:font-name="FreeSerif1" fo:language="en" fo:country="US" officeooo:rsid="009efaf2"/>
    </style:style>
    <style:style style:name="T69" style:family="text">
      <style:text-properties style:font-name="FreeSerif1" fo:language="en" fo:country="US" officeooo:rsid="009f2b11"/>
    </style:style>
    <style:style style:name="T70" style:family="text">
      <style:text-properties style:font-name="FreeSerif1" fo:language="en" fo:country="US" officeooo:rsid="009ce9a4"/>
    </style:style>
    <style:style style:name="T71" style:family="text">
      <style:text-properties style:font-name="FreeSerif1" fo:language="en" fo:country="US" officeooo:rsid="00a04ae3"/>
    </style:style>
    <style:style style:name="T72" style:family="text">
      <style:text-properties style:font-name="FreeSerif1" fo:language="en" fo:country="US" officeooo:rsid="00a14ad9"/>
    </style:style>
    <style:style style:name="T73" style:family="text">
      <style:text-properties style:font-name="FreeSerif1" fo:language="en" fo:country="US" officeooo:rsid="00a2eb1e"/>
    </style:style>
    <style:style style:name="T74" style:family="text">
      <style:text-properties fo:font-size="12pt" fo:language="en" fo:country="GB"/>
    </style:style>
    <style:style style:name="T75" style:family="text">
      <style:text-properties fo:language="en" fo:country="GB"/>
    </style:style>
    <style:style style:name="T76" style:family="text">
      <style:text-properties fo:font-weight="bold" style:font-weight-asian="bold"/>
    </style:style>
    <style:style style:name="T77" style:family="text">
      <style:text-properties fo:font-weight="bold" style:font-weight-asian="bold" style:font-weight-complex="bold"/>
    </style:style>
    <style:style style:name="T78" style:family="text">
      <style:text-properties officeooo:rsid="001b4381"/>
    </style:style>
    <style:style style:name="T79" style:family="text">
      <style:text-properties fo:language="en" fo:country="US" officeooo:rsid="001f5134"/>
    </style:style>
    <style:style style:name="T80" style:family="text">
      <style:text-properties fo:language="en" fo:country="US" officeooo:rsid="002392a9"/>
    </style:style>
    <style:style style:name="T81" style:family="text">
      <style:text-properties fo:font-weight="normal" style:font-weight-asian="normal" style:font-weight-complex="normal"/>
    </style:style>
    <style:style style:name="T82" style:family="text">
      <style:text-properties fo:color="#000080" style:font-name="FreeSerif1" fo:language="zxx" fo:country="none" style:text-underline-style="solid" style:text-underline-width="auto" style:text-underline-color="font-color" officeooo:rsid="002392a9" style:language-asian="zxx" style:country-asian="none" style:language-complex="zxx" style:country-complex="none"/>
    </style:style>
    <style:style style:name="T83" style:family="text">
      <style:text-properties officeooo:rsid="00290dd7"/>
    </style:style>
    <style:style style:name="T84" style:family="text">
      <style:text-properties officeooo:rsid="002ac04f"/>
    </style:style>
    <style:style style:name="T85" style:family="text">
      <style:text-properties officeooo:rsid="002b8440"/>
    </style:style>
    <style:style style:name="T86" style:family="text">
      <style:text-properties officeooo:rsid="002bec74"/>
    </style:style>
    <style:style style:name="T87" style:family="text">
      <style:text-properties officeooo:rsid="002dd570"/>
    </style:style>
    <style:style style:name="T88" style:family="text">
      <style:text-properties officeooo:rsid="003496bd"/>
    </style:style>
    <style:style style:name="T89" style:family="text">
      <style:text-properties officeooo:rsid="003b78f2"/>
    </style:style>
    <style:style style:name="T90" style:family="text">
      <style:text-properties style:font-name="FreeSans1" fo:font-size="12pt" fo:language="en" fo:country="US" fo:font-weight="bold" officeooo:rsid="003fb53e" style:font-name-asian="Microsoft YaHei" style:font-size-asian="14pt" style:font-weight-asian="bold" style:font-name-complex="Mangal" style:font-size-complex="14pt" style:font-weight-complex="bold"/>
    </style:style>
    <style:style style:name="T91" style:family="text">
      <style:text-properties style:font-name="FreeSans1" fo:font-size="12pt" fo:language="en" fo:country="US" fo:font-weight="bold" officeooo:rsid="0039951d" style:font-name-asian="Microsoft YaHei" style:font-size-asian="14pt" style:font-weight-asian="bold" style:font-name-complex="Mangal" style:font-size-complex="14pt" style:font-weight-complex="bold"/>
    </style:style>
    <style:style style:name="T92" style:family="text">
      <style:text-properties style:font-name="FreeSans1" fo:font-size="12pt" fo:language="en" fo:country="US" fo:font-weight="bold" officeooo:rsid="0057bdeb" style:font-name-asian="Microsoft YaHei" style:font-size-asian="14pt" style:font-weight-asian="bold" style:font-name-complex="Mangal" style:font-size-complex="14pt" style:font-weight-complex="bold"/>
    </style:style>
    <style:style style:name="T93" style:family="text">
      <style:text-properties style:font-name="FreeSans1" fo:font-size="14pt" fo:language="en" fo:country="US" fo:font-style="normal" fo:font-weight="bold" officeooo:rsid="006a6d87" style:font-name-asian="Microsoft YaHei" style:font-size-asian="14pt" style:font-style-asian="italic" style:font-weight-asian="bold" style:font-name-complex="Mangal" style:font-size-complex="14pt" style:font-style-complex="italic" style:font-weight-complex="bold"/>
    </style:style>
    <style:style style:name="T94" style:family="text">
      <style:text-properties officeooo:rsid="0041319d"/>
    </style:style>
    <style:style style:name="T95" style:family="text">
      <style:text-properties officeooo:rsid="004239ff"/>
    </style:style>
    <style:style style:name="T96" style:family="text">
      <style:text-properties officeooo:rsid="00455431"/>
    </style:style>
    <style:style style:name="T97" style:family="text">
      <style:text-properties officeooo:rsid="0046ca86"/>
    </style:style>
    <style:style style:name="T98" style:family="text">
      <style:text-properties officeooo:rsid="00474e3a"/>
    </style:style>
    <style:style style:name="T99" style:family="text">
      <style:text-properties officeooo:rsid="0047931a"/>
    </style:style>
    <style:style style:name="T100" style:family="text">
      <style:text-properties officeooo:rsid="004a2c37"/>
    </style:style>
    <style:style style:name="T101" style:family="text">
      <style:text-properties officeooo:rsid="004bf95d"/>
    </style:style>
    <style:style style:name="T102" style:family="text">
      <style:text-properties officeooo:rsid="004d6320"/>
    </style:style>
    <style:style style:name="T103" style:family="text">
      <style:text-properties officeooo:rsid="004f5438"/>
    </style:style>
    <style:style style:name="T104" style:family="text">
      <style:text-properties officeooo:rsid="0057bdeb"/>
    </style:style>
    <style:style style:name="T105" style:family="text">
      <style:text-properties officeooo:rsid="00306e12"/>
    </style:style>
    <style:style style:name="T106" style:family="text">
      <style:text-properties officeooo:rsid="006301c7"/>
    </style:style>
    <style:style style:name="T107" style:family="text">
      <style:text-properties officeooo:rsid="00649b5d"/>
    </style:style>
    <style:style style:name="T108" style:family="text">
      <style:text-properties officeooo:rsid="006a6d87"/>
    </style:style>
    <style:style style:name="T109" style:family="text">
      <style:text-properties officeooo:rsid="0072076a"/>
    </style:style>
    <style:style style:name="T110" style:family="text">
      <style:text-properties officeooo:rsid="0079fd79"/>
    </style:style>
    <style:style style:name="T111" style:family="text">
      <style:text-properties officeooo:rsid="007bd235"/>
    </style:style>
    <style:style style:name="T112" style:family="text">
      <style:text-properties officeooo:rsid="004edbcb"/>
    </style:style>
    <style:style style:name="T113" style:family="text">
      <style:text-properties officeooo:rsid="007c9d26"/>
    </style:style>
    <style:style style:name="T114" style:family="text">
      <style:text-properties officeooo:rsid="007d5c4a"/>
    </style:style>
    <style:style style:name="T115" style:family="text">
      <style:text-properties officeooo:rsid="007f148b"/>
    </style:style>
    <style:style style:name="T116" style:family="text">
      <style:text-properties officeooo:rsid="00859085"/>
    </style:style>
    <style:style style:name="T117" style:family="text">
      <style:text-properties officeooo:rsid="0043bf9d"/>
    </style:style>
    <style:style style:name="T118" style:family="text">
      <style:text-properties officeooo:rsid="0031eb31"/>
    </style:style>
    <style:style style:name="T119" style:family="text">
      <style:text-properties officeooo:rsid="00917fdc"/>
    </style:style>
    <style:style style:name="T120" style:family="text">
      <style:text-properties officeooo:rsid="0092a9cd"/>
    </style:style>
    <style:style style:name="T121" style:family="text">
      <style:text-properties officeooo:rsid="0092e09f"/>
    </style:style>
    <style:style style:name="T122" style:family="text">
      <style:text-properties officeooo:rsid="0098a2e7"/>
    </style:style>
    <style:style style:name="T123" style:family="text">
      <style:text-properties officeooo:rsid="009da4d6"/>
    </style:style>
    <style:style style:name="T124" style:family="text">
      <style:text-properties officeooo:rsid="009e1920"/>
    </style:style>
    <style:style style:name="T125" style:family="text">
      <style:text-properties officeooo:rsid="009efaf2"/>
    </style:style>
    <style:style style:name="T126" style:family="text">
      <style:text-properties officeooo:rsid="009f2b11"/>
    </style:style>
    <style:style style:name="T127" style:family="text">
      <style:text-properties officeooo:rsid="00a0b53c"/>
    </style:style>
    <style:style style:name="T128" style:family="text">
      <style:text-properties officeooo:rsid="00a14ad9"/>
    </style:style>
    <style:style style:name="T129" style:family="text">
      <style:text-properties officeooo:rsid="00a2eb1e"/>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55"/>
      <text:h text:style-name="P70" text:outline-level="1"/>
      <text:h text:style-name="P70" text:outline-level="1"/>
      <text:h text:style-name="P70" text:outline-level="1"/>
      <text:h text:style-name="P70" text:outline-level="1"/>
      <text:h text:style-name="P72" text:outline-level="1">Weekmeter</text:h>
      <text:h text:style-name="P73" text:outline-level="1">Subtitle</text:h>
      <text:h text:style-name="P73" text:outline-level="1"/>
      <text:h text:style-name="P76" text:outline-level="1">Elias Eriksson</text:h>
      <text:h text:style-name="P71" text:outline-level="1"/>
      <text:h text:style-name="P77" text:outline-level="1"/>
      <text:h text:style-name="P77" text:outline-level="1"/>
      <text:h text:style-name="P77" text:outline-level="1"/>
      <text:h text:style-name="P77" text:outline-level="1"/>
      <text:h text:style-name="P77" text:outline-level="1"/>
      <text:h text:style-name="P77" text:outline-level="1"/>
      <text:h text:style-name="P77" text:outline-level="1"/>
      <text:h text:style-name="P77" text:outline-level="1"/>
      <text:h text:style-name="P77" text:outline-level="1"/>
      <text:h text:style-name="P77" text:outline-level="1"/>
      <text:h text:style-name="P77" text:outline-level="1"/>
      <text:h text:style-name="P77" text:outline-level="1"/>
      <text:p text:style-name="P6"><text:span text:style-name="T76">MID SWEDEN UNIVERSITY<text:line-break/></text:span><text:span text:style-name="T81">Department of Information Systems and Technology</text:span></text:p>
      <text:p text:style-name="P3"><text:span text:style-name="T76">Examiner:</text:span> First name Family name, <text:a xlink:type="simple" xlink:href="mailto:xxxxx@miun.se" text:style-name="Internet_20_link" text:visited-style-name="Visited_20_Internet_20_Link">xxxxx@miun.se</text:a><text:line-break/><text:span text:style-name="T76">Supervisor:</text:span> First name Family name, <text:a xlink:type="simple" xlink:href="mailto:xxxxx@miun.se" text:style-name="Internet_20_link" text:visited-style-name="Visited_20_Internet_20_Link">xxxxx@miun.se</text:a><text:line-break/><text:span text:style-name="T76">Author:</text:span> <text:span text:style-name="T3">Elias</text:span> <text:span text:style-name="T3">Eriksson</text:span>, <text:span text:style-name="T82">eler2006</text:span><text:a xlink:type="simple" xlink:href="mailto:xxxxx0000@student.miun.se" text:style-name="Internet_20_link" text:visited-style-name="Visited_20_Internet_20_Link">@student.miun.se</text:a><text:line-break/><text:span text:style-name="T76">Degree programme:</text:span> <text:span text:style-name="T79">Web development</text:span>, 1<text:span text:style-name="T79">2</text:span>0 credits<text:line-break/><text:span text:style-name="T76">Main field of study:</text:span> <text:span text:style-name="T78">Computer Engineering</text:span><text:line-break/><text:span text:style-name="T76">Semester, year: </text:span><text:span text:style-name="T78">Spring</text:span>, <text:span text:style-name="T79">202</text:span><text:span text:style-name="T80">2</text:span></text:p>
      <text:h text:style-name="P59" text:outline-level="1"><text:bookmark-start text:name="__RefHeading___Toc669_3709290493"/>Abstract<text:bookmark-end text:name="__RefHeading___Toc669_3709290493"/></text:h>
      <text:h text:style-name="P78" text:outline-level="1">The abstract acts as a description of the reports contents. This allows for the possibility to have a quick review of the report and provides an overview of the whole report, i.e. contains everything from the objectives and methods to the results and conclusions. Examples: “The objective of this study has been to answer the question…. The study has been conducted with the aid of…. The study has shown that…” Do not mention anything that is not covered in the report. An abstract is written as one piece and the recommended length is 200-250 words. References to the report's text, sources or appendices are not allowed; the abstract should “stand on its own”. Only use plain text, with no characters in italic or boldface, and no mathematical formulas. The abstract can be completed by the inclusion of keywords; this can ease the search for the report in the library databases.</text:h>
      <text:h text:style-name="P78" text:outline-level="1"><text:span text:style-name="T77">Keywords:</text:span> Human-computer-interaction, XML, Linux, Java.</text:h>
      <text:h text:style-name="Heading_20_1_20_no_20_number" text:outline-level="1"><text:bookmark-start text:name="__RefHeading___Toc667_3709290493"/>Acknowledgements / Foreword<text:bookmark-end text:name="__RefHeading___Toc667_3709290493"/></text:h>
      <text:p text:style-name="Text_20_body">Acknowledgements or Foreword (choose one of the heading alternatives) are not mandatory but can be applied if you as the writer wish to provide general information about your exam work or project work, educational programme, institution, business, tutors and personal comments, i.e. thanks to any persons that may have helped you. Acknowledgements are to be placed on a separate page.</text:p>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54">Table of Contents</text:p>
          </text:index-title>
          <text:p text:style-name="P52">Abstract<text:tab/>2</text:p>
          <text:p text:style-name="P52">Acknowledgements / Foreword<text:tab/>3</text:p>
          <text:p text:style-name="P52">Terminology / Notation<text:tab/>5</text:p>
          <text:p text:style-name="P51">1 <text:tab/>Introduction<text:tab/>1</text:p>
          <text:p text:style-name="P53">1.1 <text:tab/>Background and problem motivation<text:tab/>1</text:p>
          <text:p text:style-name="P53">1.2 <text:tab/>Overall aim<text:tab/>1</text:p>
          <text:p text:style-name="P53">1.3 <text:tab/>Scope<text:tab/>1</text:p>
          <text:p text:style-name="P53">1.4 <text:tab/>Concrete and verifiable goals / Detailed problem statement<text:tab/>1</text:p>
          <text:p text:style-name="P53">1.5 <text:tab/>Outline<text:tab/>2</text:p>
          <text:p text:style-name="P53">1.6 <text:tab/>Contributions<text:tab/>2</text:p>
          <text:p text:style-name="P51">2 <text:tab/>Theory<text:tab/>3</text:p>
          <text:p text:style-name="P53">2.1 <text:tab/>The cloud<text:tab/>3</text:p>
          <text:p text:style-name="P53">2.2 <text:tab/>Serverless computing<text:tab/>3</text:p>
          <text:p text:style-name="P53">2.3 <text:tab/>Web components<text:tab/>4</text:p>
          <text:p text:style-name="P53">2.4 <text:tab/>CI / CD<text:tab/>4</text:p>
          <text:p text:style-name="P53">2.5 <text:tab/>Cloudflare worker platform<text:tab/>5</text:p>
          <text:p text:style-name="P53">2.6 <text:tab/>Miniflare<text:tab/>5</text:p>
          <text:p text:style-name="P53">2.7 <text:tab/>Durable objects<text:tab/>5</text:p>
          <text:p text:style-name="P53">2.8 <text:tab/>Stencil.js<text:tab/>6</text:p>
          <text:p text:style-name="P53">2.9 <text:tab/>GitHub actions<text:tab/>6</text:p>
          <text:p text:style-name="P53">2.10 <text:tab/>Cloudflare pages<text:tab/>6</text:p>
          <text:p text:style-name="P51">3 <text:tab/>Methodology<text:tab/>7</text:p>
          <text:p text:style-name="P53">3.1 <text:tab/>Development environment<text:tab/>7</text:p>
          <text:p text:style-name="P53">3.2 <text:tab/>Market research<text:tab/>7</text:p>
          <text:p text:style-name="P53">3.3 <text:tab/>Design<text:tab/>7</text:p>
          <text:p text:style-name="P53">3.4 <text:tab/>Validering<text:tab/>7</text:p>
          <text:p text:style-name="P51">4 <text:tab/>Design / Implementation<text:tab/>8</text:p>
          <text:p text:style-name="P51">5 <text:tab/>Results<text:tab/>9</text:p>
          <text:p text:style-name="P51">6 <text:tab/>Conclusions / Discussion<text:tab/>10</text:p>
          <text:p text:style-name="P53">6.1 <text:tab/>Analysis and discussion of Results<text:tab/>10</text:p>
          <text:p text:style-name="P53">6.2 <text:tab/>Project method discussion<text:tab/>10</text:p>
          <text:p text:style-name="P53">6.3 <text:tab/>Ethical and societal discussion<text:tab/>11</text:p>
          <text:p text:style-name="P52">References<text:tab/>12</text:p>
          <text:p text:style-name="P52">Appendix A: Documentation of own developed program code<text:tab/>13</text:p>
          <text:p text:style-name="P53"><text:tab/>Example of Appendix subheading<text:tab/>13</text:p>
        </text:index-body>
      </text:table-of-content>
      <text:h text:style-name="Heading_20_1_20_no_20_number" text:outline-level="1"><text:bookmark-start text:name="__RefHeading___Toc665_3709290493"/>Terminology / Notation<text:bookmark-end text:name="__RefHeading___Toc665_3709290493"/></text:h>
      <text:h text:style-name="P78" text:outline-level="1">(Choose one of the headline alternatives.) A possible list of terms, abbreviations and variable names with brief explanations may be placed after the table of contents, but is not required. Note that although a term is explained in the list of terms, it should also be explained in the chapter text where it is used the first time.</text:h>
      <table:table table:name="Table1" table:style-name="Table1">
        <table:table-column table:style-name="Table1.A"/>
        <table:table-column table:style-name="Table1.B"/>
        <table:table-row table:style-name="TableLine93880265802624">
          <table:table-cell table:style-name="Table1.A1" table:number-columns-spanned="2" office:value-type="string">
            <text:h text:style-name="P74" text:outline-level="1">Acronyms/<text:span text:style-name="T75">Abbreviations</text:span></text:h>
          </table:table-cell>
          <table:covered-table-cell/>
        </table:table-row>
        <table:table-row table:style-name="TableLine93880265879568">
          <table:table-cell table:style-name="Table1.A3" office:value-type="string">
            <text:p text:style-name="Text_20_body">ACK</text:p>
          </table:table-cell>
          <table:table-cell table:style-name="Table1.B3" office:value-type="string">
            <text:p text:style-name="P4"><text:span text:style-name="T74">Acknowledge. Verification of a correctly transferred message</text:span> </text:p>
          </table:table-cell>
        </table:table-row>
        <table:table-row table:style-name="TableLine93880265880624">
          <table:table-cell table:style-name="Table1.A3" office:value-type="string">
            <text:p text:style-name="Table_20_Contents">AWGN</text:p>
          </table:table-cell>
          <table:table-cell table:style-name="Table1.B3" office:value-type="string">
            <text:p text:style-name="P49">Additive White Gaussian Noise.</text:p>
          </table:table-cell>
        </table:table-row>
      </table:table>
      <text:h text:style-name="P78" text:outline-level="1"/>
      <table:table table:name="Table2" table:style-name="Table2">
        <table:table-column table:style-name="Table2.A"/>
        <table:table-column table:style-name="Table2.B"/>
        <table:table-row table:style-name="TableLine93880265881392">
          <table:table-cell table:style-name="Table2.A1" table:number-columns-spanned="2" office:value-type="string">
            <text:h text:style-name="P75" text:outline-level="1">Mathematical notation</text:h>
          </table:table-cell>
          <table:covered-table-cell/>
        </table:table-row>
        <table:table-row table:style-name="TableLine93880266021008">
          <table:table-cell table:style-name="Table2.A3" office:value-type="string">
            <text:p text:style-name="Text_20_body"><draw:frame draw:style-name="fr1" draw:name="Object1" text:anchor-type="as-char" svg:width="1.109cm" svg:height="0.483cm" draw:z-index="0"><draw:object xlink:href="./Object 1" xlink:type="simple" xlink:show="embed" xlink:actuate="onLoad"/><draw:image xlink:href="./ObjectReplacements/Object 1" xlink:type="simple" xlink:show="embed" xlink:actuate="onLoad"/></draw:frame></text:p>
          </table:table-cell>
          <table:table-cell table:style-name="Table2.B3" office:value-type="string">
            <text:p text:style-name="P4">CRC generator polynomial</text:p>
          </table:table-cell>
        </table:table-row>
        <table:table-row table:style-name="TableLine93880266022032">
          <table:table-cell table:style-name="Table2.A3" office:value-type="string">
            <text:p text:style-name="Table_20_Contents"><draw:frame draw:style-name="fr1" draw:name="Object2" text:anchor-type="as-char" svg:width="0.684cm" svg:height="0.529cm" draw:z-index="1"><draw:object xlink:href="./Object 2" xlink:type="simple" xlink:show="embed" xlink:actuate="onLoad"/><draw:image xlink:href="./ObjectReplacements/Object 2" xlink:type="simple" xlink:show="embed" xlink:actuate="onLoad"/></draw:frame></text:p>
          </table:table-cell>
          <table:table-cell table:style-name="Table2.B3" office:value-type="string">
            <text:p text:style-name="P49">Degree of Inter-symbol-interference.</text:p>
          </table:table-cell>
        </table:table-row>
      </table:table>
      <text:h text:style-name="P78" text:outline-level="1"/>
      <text:h text:style-name="P58" text:outline-level="1"><text:bookmark-start text:name="__RefHeading___Toc631_3709290493"/>Introduction<text:bookmark-end text:name="__RefHeading___Toc631_3709290493"/></text:h>
      <text:p text:style-name="P10">The Project will be preformed at the company Issuefab. Issuefab AB is a fin tech company who is working with payment solutions. Their own product is to make it possible for companies who uses a business card for expenses to instead create virtual cards that can be used for single expenses. This allows the balance of the virtual card to be close to the cost of the expense. </text:p>
      <text:h text:style-name="Heading_20_2" text:outline-level="2"><text:bookmark-start text:name="__RefHeading___Toc633_3709290493"/>Background and problem motivation<text:bookmark-end text:name="__RefHeading___Toc633_3709290493"/></text:h>
      <text:p text:style-name="P8"><text:span text:style-name="T83">Issuefab is have interest om developing their own </text:span><text:span text:style-name="T84">time </text:span><text:span text:style-name="T4">tracking</text:span><text:span text:style-name="T84"> system for internal use </text:span><text:span text:style-name="T86">for their employees </text:span><text:span text:style-name="T84">as no solution on the established market fulfills what they are looking for.</text:span></text:p>
      <text:p text:style-name="P7">Their In-house requirements for the system is: for flexible time to be handled in a good way, sick days, vacation, holidays <text:span text:style-name="T85">and</text:span> <text:span text:style-name="T85">current, weekly and monthly reports on a users hourly balance where the weekly and monthly includes unattended work hours such as sick days. The users will put in their own hours in the system through a web interface and the users will get reminders from an integration with slack. </text:span></text:p>
      <text:p text:style-name="P8"><text:span text:style-name="T85">A </text:span><text:span text:style-name="T5">analysis over already established platforms will be preformed to scout for additional features that could potentially be implemented beyond the in-house requirements. </text:span><text:span text:style-name="T6">Some of the competitors that will be examined is: Harvest, Nikabot and their own current spreadsheet. </text:span></text:p>
      <text:h text:style-name="Heading_20_2" text:outline-level="2"><text:bookmark-start text:name="__RefHeading___Toc655_3709290493"/>Overall aim<text:bookmark-end text:name="__RefHeading___Toc655_3709290493"/></text:h>
      <text:p text:style-name="P9">The aim is to provide a better solution than Issuefabs current in-house spreadsheet. <text:span text:style-name="T87">A better solution would include all of their current features as a minimum.</text:span></text:p>
      <text:h text:style-name="Heading_20_2" text:outline-level="2"><text:bookmark-start text:name="__RefHeading___Toc653_3709290493"/>Scope<text:bookmark-end text:name="__RefHeading___Toc653_3709290493"/></text:h>
      <text:list xml:id="list731668310" text:style-name="L1">
        <text:list-item>
          <text:p text:style-name="P79">CI tests</text:p>
        </text:list-item>
      </text:list>
      <text:h text:style-name="Heading_20_2" text:outline-level="2"><text:bookmark-start text:name="__RefHeading___Toc651_3709290493"/>Concrete and verifiable goals<text:bookmark-end text:name="__RefHeading___Toc651_3709290493"/></text:h>
      <text:p text:style-name="P34"><text:span text:style-name="T109">Issuefab have both technical and functional requirements on </text:span><text:span text:style-name="T43">this</text:span><text:span text:style-name="T109"> solution. </text:span><text:span text:style-name="T43">It</text:span><text:span text:style-name="T42"> must be developed using:</text:span></text:p>
      <text:list xml:id="list604909611" text:style-name="L2">
        <text:list-item>
          <text:p text:style-name="P81">TypeScript as a language for both frontend and backend.</text:p>
        </text:list-item>
        <text:list-item>
          <text:p text:style-name="P80"><text:span text:style-name="T109">Backend develop </text:span><text:span text:style-name="T43">on</text:span><text:span text:style-name="T109"> Cloudflares worker platform.</text:span></text:p>
        </text:list-item>
        <text:list-item>
          <text:p text:style-name="P81">Using the worker platforms durable objects as persistent storage.</text:p>
        </text:list-item>
        <text:list-item>
          <text:p text:style-name="P81">The front end is developed with Stencil.js.</text:p>
        </text:list-item>
        <text:list-item>
          <text:p text:style-name="P82"><text:soft-page-break/>The source code is of reasonable quality.</text:p>
        </text:list-item>
      </text:list>
      <text:p text:style-name="P34"><text:span text:style-name="T109">Issuefab have also expressed </text:span><text:span text:style-name="T42">that they would like a template repository where projects using this stack can use the template repository as a starting point for development.</text:span></text:p>
      <text:p text:style-name="P35"><text:span text:style-name="T42">T</text:span><text:span text:style-name="T43">he solution once finished should have include the following functions:</text:span></text:p>
      <text:list xml:id="list2729661087" text:style-name="L3">
        <text:list-item>
          <text:p text:style-name="P83">A weekly view where where users can add their hours.</text:p>
        </text:list-item>
        <text:list-item>
          <text:p text:style-name="P83">Flex time balance calculator.</text:p>
        </text:list-item>
        <text:list-item>
          <text:p text:style-name="P87"><text:span text:style-name="T1">Categories for </text:span><text:span text:style-name="T43">registered</text:span><text:span text:style-name="T1"> hours.</text:span></text:p>
        </text:list-item>
        <text:list-item>
          <text:p text:style-name="P84">Reports per week and per month showing a users hours. </text:p>
        </text:list-item>
        <text:list-item>
          <text:p text:style-name="P84">A slack bot to remind users to put in their hours if they have not already.</text:p>
        </text:list-item>
      </text:list>
      <text:h text:style-name="Heading_20_2" text:outline-level="2"><text:bookmark-start text:name="__RefHeading___Toc649_3709290493"/>Outline<text:bookmark-end text:name="__RefHeading___Toc649_3709290493"/></text:h>
      <text:p text:style-name="Text_20_body">Briefly describe the report's outline. “Chapter 2 describes…”</text:p>
      <text:h text:style-name="Heading_20_2" text:outline-level="2"><text:bookmark-start text:name="__RefHeading___Toc647_3709290493"/>Contributions<text:bookmark-end text:name="__RefHeading___Toc647_3709290493"/></text:h>
      <text:p text:style-name="P36"><text:span text:style-name="T44">Issuefab have supplied a template repository containing a minimal program to build an API using Cloudflare workers. </text:span><text:span text:style-name="T45">As well as settings and packages for linting. </text:span><text:span text:style-name="T44">This template is not complete and needs to be complemented with a setup for debugging </text:span><text:span text:style-name="T45">as well as a starting point for a stencil project. The supplied template can be found here </text:span><text:a xlink:type="simple" xlink:href="https://github.com/utily/worker-template" text:style-name="Internet_20_link" text:visited-style-name="Visited_20_Internet_20_Link">https://github.com/utily/worker-template</text:a><text:span text:style-name="T45"> </text:span><text:span text:style-name="T46">checkout</text:span><text:span text:style-name="T45"> commit id e3102614b686b227aa1017d18b175324f594e65c .</text:span></text:p>
      <text:h text:style-name="P56" text:outline-level="1"><text:bookmark-start text:name="__RefHeading___Toc629_3709290493"/>Theory<text:bookmark-end text:name="__RefHeading___Toc629_3709290493"/></text:h>
      <text:h text:style-name="Heading_20_2" text:outline-level="2"><text:bookmark-start text:name="__RefHeading___Toc877_198718106"/>The cloud<text:bookmark-end text:name="__RefHeading___Toc877_198718106"/></text:h>
      <text:p text:style-name="P18"><text:span text:style-name="T89">When an application is running in the cloud it means that the application runs on a server somewhere and is accessed with an internet connection. No data is stored on the users device and is instead hosted on the server. </text:span><text:span text:style-name="T7">The servers that are a part of the cloud are physically located in data centers all around the world. </text:span><text:span text:style-name="T8">Vendors such as Google, Amazon and Cloudflare rents their server space to </text:span><text:span text:style-name="T9">anyone</text:span><text:span text:style-name="T8"> who have interest in hosting their applications in the cloud. </text:span><text:span text:style-name="T8"><text:bookmark-ref text:reference-format="number" text:ref-name="__RefNumPara__1029_595672308">[1]</text:bookmark-ref></text:span></text:p>
      <text:p text:style-name="P24">The servers that exists in a data center might be more powerful than what any given user needs. If a user had to rent an entire server it would be a high upfront cost for many customers. The environment which is rented is therefor visualized <text:span text:style-name="T114">into smaller environments </text:span>but how the virtualization takes place differs and often depends on the customers needs. <text:bookmark-ref text:reference-format="number" text:ref-name="__RefNumPara__1044_595672308">[2]</text:bookmark-ref><text:bookmark-ref text:reference-format="number" text:ref-name="__RefNumPara__1046_595672308">[3]</text:bookmark-ref></text:p>
      <text:p text:style-name="P19"><text:span text:style-name="T9">One way the environment can be virtualized</text:span><text:span text:style-name="T10"> </text:span><text:span text:style-name="T9"><text:s/>is by hosting virtual machines on the server which gives users access to a full system. This gives the customer a lot of flexibility</text:span><text:span text:style-name="T11"> </text:span><text:span text:style-name="T9">on what can be hosted but since a lot of resources have to be allocated for each virtual machine its usually the most expensive option. </text:span><text:span text:style-name="T53">[missing source]</text:span><text:span text:style-name="T9"> </text:span></text:p>
      <text:p text:style-name="P40"><text:span text:style-name="T10">Another way of virtualization is </text:span><text:span text:style-name="T53">to </text:span><text:span text:style-name="T10">containerize the application in containers. A container is a self contained environment containing the software required to run the application. </text:span><text:span text:style-name="T53">Each container should only contain the necessary components to run </text:span><text:span text:style-name="T54">the</text:span><text:span text:style-name="T53"> application, it does not contain a complete computer system.</text:span><text:span text:style-name="T10"> </text:span><text:span text:style-name="T53">E</text:span><text:span text:style-name="T10">ach container on the </text:span><text:span text:style-name="T53">host system </text:span><text:span text:style-name="T10">shares the system kernel which is a core part of the operating system </text:span><text:span text:style-name="T53">and are managed by special software</text:span><text:span text:style-name="T10">. This makes containers a lot less resource intensive and is therefor a cheaper option to virtual machines. </text:span><text:span text:style-name="T10"><text:bookmark-ref text:reference-format="number" text:ref-name="__RefNumPara__1061_2987368808">[4]</text:bookmark-ref></text:span></text:p>
      <text:h text:style-name="Heading_20_2" text:outline-level="2"><text:bookmark-start text:name="__RefHeading___Toc891_198718106"/><text:span text:style-name="T90">S</text:span><text:span text:style-name="T91">erverless computing</text:span><text:bookmark-end text:name="__RefHeading___Toc891_198718106"/></text:h>
      <text:p text:style-name="P11"><text:span text:style-name="T94">Serverless computing </text:span>contrary<text:span text:style-name="T94"> to what the name suggests does run the applications on the </text:span><text:span text:style-name="T12">server</text:span><text:span text:style-name="T94"> but removes responsibility from the customer to scale the hosted application instances to incoming traffic. This is instead handled by the </text:span><text:span text:style-name="T12">vendors</text:span><text:span text:style-name="T94"> </text:span><text:span text:style-name="T12">cloud</text:span><text:span text:style-name="T94"> infrastructure which starts up more instances of the application as traffic increases and kills instances as traffic dies down. </text:span><text:span text:style-name="T95">This allows the customer </text:span><text:span text:style-name="T12">to</text:span><text:span text:style-name="T95"> the cloud vendor to save money compared to buying traditional server space as they only pay for the compute time used on the servers instead of the allocation of the server space. The upfront cost of a new servers is also no longer of concerns as serverless computing scales </text:span><text:span text:style-name="T55">closer to a line pattern </text:span><text:span text:style-name="T95">instead of </text:span><text:span text:style-name="T116">a step pattern. </text:span><text:span text:style-name="T116"><text:bookmark-ref text:reference-format="number" text:ref-name="__RefNumPara__1046_595672308">[3]</text:bookmark-ref></text:span><text:span text:style-name="T116"><text:bookmark-ref text:reference-format="number" text:ref-name="__RefNumPara__1061_2987368808">[4]</text:bookmark-ref></text:span><text:span text:style-name="T116"><text:s/></text:span><text:span text:style-name="T95">[benefits-of-serverless.svg]</text:span></text:p>
      <text:p text:style-name="P16"><text:span text:style-name="T117">One of the bigger drawbacks using a serverless solution is that if a new instance of the application needs to start to handle a request it takes some time for the application instance to start. This is what is </text:span><text:span text:style-name="T55">referred</text:span><text:span text:style-name="T117"> to as a cold start and can be quite long </text:span><text:span text:style-name="T96">depending on the vendor. Heroku cold starts can be upwards of almost </text:span><text:soft-page-break/><text:span text:style-name="T96">7.5 seconds where as the larger vendors such as amazon range in the hundreds of milliseconds depending on the environment. </text:span><text:span text:style-name="T96"><text:bookmark-ref text:reference-format="number" text:ref-name="__RefNumPara__1046_595672308">[3]</text:bookmark-ref></text:span><text:span text:style-name="T96"><text:bookmark-ref text:reference-format="number" text:ref-name="__RefNumPara__1091_2987368808">[5]</text:bookmark-ref></text:span><text:span text:style-name="T116">[bild på heroku]</text:span></text:p>
      <text:h text:style-name="Heading_20_2" text:outline-level="2"><text:bookmark-start text:name="__RefHeading___Toc2769_3496109269"/>Web components<text:bookmark-end text:name="__RefHeading___Toc2769_3496109269"/></text:h>
      <text:p text:style-name="P12"><text:span text:style-name="T28">Web components is a </text:span><text:span text:style-name="T29">bundle of </text:span><text:span text:style-name="T28">feature</text:span><text:span text:style-name="T29">s in</text:span><text:span text:style-name="T28"> the web standard and </text:span><text:span text:style-name="T29">enables developers to create reusable HTML. Web components introduces three new concepts to the HTML standard: custom elements, the shadow DOM and two new elements &lt;template&gt; and &lt;slot&gt;. </text:span><text:span text:style-name="T29"><text:bookmark-ref text:reference-format="number" text:ref-name="__RefNumPara__1093_2987368808">[6]</text:bookmark-ref></text:span></text:p>
      <text:p text:style-name="P13"><text:span text:style-name="T29">Custom elements </text:span><text:span text:style-name="T30">is an ECMAScript </text:span><text:span text:style-name="T31">API</text:span><text:span text:style-name="T30"> making it possible to define new HTML elements that can be used on the page. The </text:span><text:span text:style-name="T31">API </text:span><text:span text:style-name="T30">maps a new tag name to an ECMAScript class. This class, the new element can extend an existing HTML element and can be further customized in the constructor by appending child elements on the instance. </text:span><text:span text:style-name="T30"><text:bookmark-ref text:reference-format="number" text:ref-name="__RefNumPara__1095_2987368808">[7]</text:bookmark-ref></text:span></text:p>
      <text:p text:style-name="P14"><text:span text:style-name="T30">T</text:span><text:span text:style-name="T31">he &lt;template&gt; and &lt;slot&gt; element </text:span><text:span text:style-name="T32">are elements that are meant to be used </text:span><text:span text:style-name="T33">in</text:span><text:span text:style-name="T32"> <text:s/>conjunction with JavaScript. The elements themselves are included in the DOM but are not rendered to the end user. The element can be queried from the DOM using JavaScript and the elements content could be inserted elsewhere in the DOM or used to construct a custom element. </text:span><text:span text:style-name="T33">The &lt;slot&gt; element helps making a &lt;template&gt; more dynamic by allowing a template to define slots that needs to be filled by other elements before rending the template.</text:span><text:span text:style-name="T33"><text:bookmark-ref text:reference-format="number" text:ref-name="__RefNumPara__1097_2987368808">[8]</text:bookmark-ref></text:span><text:span text:style-name="T33"><text:bookmark-ref text:reference-format="number" text:ref-name="__RefNumPara__1099_2987368808">[9]</text:bookmark-ref></text:span></text:p>
      <text:p text:style-name="P14"><text:span text:style-name="T30">T</text:span><text:span text:style-name="T31">he shadow DOM makes it possible to encapsulate parts of the DOM tree into its own tree called a shadow tree. By creating a shadow tree it is possible to contain JavaScript behavior <text:s/>and CSS styling to the shadow tree. The CSS selector div in a shadow tree would not target elements outside of the shadow tree.</text:span><text:span text:style-name="T31"><text:bookmark-ref text:reference-format="number" text:ref-name="__RefNumPara__1099_2987368808">[9]</text:bookmark-ref></text:span><text:span text:style-name="T31"><text:bookmark-ref text:reference-format="number" text:ref-name="__RefNumPara__1101_2987368808">[10]</text:bookmark-ref></text:span></text:p>
      <text:p text:style-name="P15"><text:span text:style-name="T31">U</text:span><text:span text:style-name="T33">sing these three features together allows a developer to create a general component that can be easily inserted into the the DOM by using custom elements together with &lt;template&gt; and &lt;slot&gt;. </text:span><text:span text:style-name="T34">T</text:span><text:span text:style-name="T33">he shadow DOM ensures that </text:span><text:span text:style-name="T34">this</text:span><text:span text:style-name="T33"> component will maintain its functionality and style wherever it is inserted and will not affect the functionality or style of the rest of the page.</text:span><text:span text:style-name="T33"><text:bookmark-ref text:reference-format="number" text:ref-name="__RefNumPara__1101_2987368808">[10]</text:bookmark-ref></text:span><text:span text:style-name="T33"><text:bookmark-ref text:reference-format="number" text:ref-name="__RefNumPara__1155_2987368808">[11]</text:bookmark-ref></text:span></text:p>
      <text:h text:style-name="Heading_20_2" text:outline-level="2"><text:bookmark-start text:name="__RefHeading___Toc889_198718106"/>C<text:span text:style-name="T97">I</text:span> / CD<text:bookmark-end text:name="__RefHeading___Toc889_198718106"/></text:h>
      <text:p text:style-name="P20"><text:span text:style-name="T96">Continuous integration and </text:span><text:span text:style-name="T13">C</text:span><text:span text:style-name="T96">ontinuous </text:span><text:span text:style-name="T15">deployment</text:span><text:span text:style-name="T96"> (</text:span><text:span text:style-name="T15">also Continuous distribution</text:span><text:span text:style-name="T96">) are techniques used to automate the process of integrating new code into the code base by testing, building, distributing and/or deploying. </text:span><text:span text:style-name="T96"><text:bookmark-ref text:reference-format="number" text:ref-name="__RefNumPara__1457_2987368808">[12]</text:bookmark-ref></text:span><text:span text:style-name="T96"><text:bookmark-ref text:reference-format="number" text:ref-name="__RefNumPara__1459_2987368808">[13]</text:bookmark-ref></text:span></text:p>
      <text:p text:style-name="P21"><text:span text:style-name="T96">Continuous integration </text:span><text:span text:style-name="T97">is the automation of checking code with tests and/or builds before the code is merged into the existing code base </text:span><text:span text:style-name="T98">whereas</text:span><text:span text:style-name="T14"> </text:span><text:span text:style-name="T97">Continuous deployment </text:span><text:span text:style-name="T98">is the process of automatically building the application and deploying the application to the production environment. </text:span><text:span text:style-name="T14">By using CI /</text:span><text:span text:style-name="T15">C</text:span><text:span text:style-name="T57">D</text:span><text:span text:style-name="T14"> it is harder to roll out bugs into the production environment </text:span><text:span text:style-name="T15">and a lot of manual labor is cut out of the process.</text:span><text:span text:style-name="T15"><text:bookmark-ref text:reference-format="number" text:ref-name="__RefNumPara__1457_2987368808">[12]</text:bookmark-ref></text:span></text:p>
      <text:p text:style-name="P21"><text:span text:style-name="T15">CI / CD services are integrated in some of the larger git repository vendors. GitHub, GitLab and Bitbucket all supports CI / CG actions. </text:span><text:span text:style-name="T16">With this integration </text:span><text:soft-page-break/><text:span text:style-name="T16">it is possible to hook certain event on the repository to a certain action. This could for example be whenever a push occurs on the repository the code is built and tested. Whenever a merge occurs on the master branch of the repository the project is again built, tested and can then be deployed to the production environment. </text:span><text:span text:style-name="T16"><text:bookmark-ref text:reference-format="number" text:ref-name="__RefNumPara__1459_2987368808">[13]</text:bookmark-ref></text:span><text:span text:style-name="T16"><text:bookmark-ref text:reference-format="number" text:ref-name="__RefNumPara__1552_2987368808">[14]</text:bookmark-ref></text:span><text:span text:style-name="T16"><text:bookmark-ref text:reference-format="number" text:ref-name="__RefNumPara__1554_2987368808">[15]</text:bookmark-ref></text:span></text:p>
      <text:h text:style-name="Heading_20_2" text:outline-level="2"><text:bookmark-start text:name="__RefHeading___Toc887_198718106"/>Cloudflare worker platform<text:bookmark-end text:name="__RefHeading___Toc887_198718106"/></text:h>
      <text:p text:style-name="P22"><text:span text:style-name="T99">The </text:span><text:span text:style-name="T16">C</text:span><text:span text:style-name="T99">loudflare</text:span><text:span text:style-name="T102">s</text:span><text:span text:style-name="T99"> worker platform is a serverless computing solution offered by Cloudflare. </text:span><text:span text:style-name="T16">The worker platform </text:span><text:span text:style-name="T17">just as any other serverless platform creates a</text:span><text:span text:style-name="T18">n </text:span><text:span text:style-name="T17"><text:s/>environment where where the application code can run. The worker platform however does not create a virtual server nor a container. </text:span><text:span text:style-name="T18">The worker platform creates runtimes based on the v8 engine and within each runtime </text:span><text:span text:style-name="T19">multiple</text:span><text:span text:style-name="T18"> environment</text:span><text:span text:style-name="T19">s</text:span><text:span text:style-name="T18">, isolate</text:span><text:span text:style-name="T19">s are created. The isolate is the environment in which the application code runs </text:span><text:span text:style-name="T21">and each runtime can host upwards of thousands of isolates. </text:span><text:span text:style-name="T21"><text:bookmark-ref text:reference-format="number" text:ref-name="__RefNumPara__1215_2987368808">[16]</text:bookmark-ref></text:span></text:p>
      <text:p text:style-name="P22"><text:span text:style-name="T19">This means the cold start is very low compared to solutions using containers since each container starts a runtime for the application but the isolates already have a runtime started. Sharing runtime also results in very little overhead which results in lower prices. </text:span><text:span text:style-name="T56">[last part needs source] </text:span><text:span text:style-name="T19">The worker platforms cold start is further reduced by utilizing </text:span><text:span text:style-name="T20">the </text:span><text:span text:style-name="T19">HTTPS </text:span><text:span text:style-name="T20">handshake</text:span><text:span text:style-name="T19">. </text:span><text:span text:style-name="T20">By preloading the worker during the handshake the worker is already loaded when the encrypted requests is received </text:span><text:span text:style-name="T21">eliminating</text:span><text:span text:style-name="T20"> cold starts altogether. </text:span><text:span text:style-name="T20"><text:bookmark-ref text:reference-format="number" text:ref-name="__RefNumPara__1217_2987368808">[17]</text:bookmark-ref></text:span></text:p>
      <text:p text:style-name="P39"><text:span text:style-name="T101">Since the runtime is based on the v8 engine </text:span><text:span text:style-name="T20">JavaScript</text:span><text:span text:style-name="T101"> </text:span><text:span text:style-name="T21">and WebAssembly is what the platform can run. Anything that can compile down to JavaScript or WebAssembly can run on the worker platform. </text:span><text:span text:style-name="T21"><text:bookmark-ref text:reference-format="number" text:ref-name="__RefNumPara__1219_2987368808">[18]</text:bookmark-ref></text:span></text:p>
      <text:h text:style-name="Heading_20_2" text:outline-level="2"><text:bookmark-start text:name="__RefHeading___Toc885_198718106"/>Miniflare <text:bookmark-end text:name="__RefHeading___Toc885_198718106"/></text:h>
      <text:p text:style-name="P23"><text:span text:style-name="T22">Since the worker platform is a serverless solution with everything running on Cloudflares servers debugging is more unconventional than usual. </text:span><text:span text:style-name="T23">There is no way of attaching a debugger </text:span><text:span text:style-name="T24">to inspect the call stack and variables or stepping through the codebase. Cloudflare themselves recommend using JavaScripts built in console.log function for debugging. </text:span><text:span text:style-name="T24"><text:bookmark-ref text:reference-format="number" text:ref-name="__RefNumPara__1221_2987368808">[19]</text:bookmark-ref></text:span><text:span text:style-name="T24"><text:s/>The </text:span><text:span text:style-name="T56">npm</text:span><text:span text:style-name="T24"> package Miniflare is a project that simulates the worker platform on a local machine which solves issues with not being able to use the debugger. </text:span><text:span text:style-name="T24"><text:bookmark-ref text:reference-format="number" text:ref-name="__RefNumPara__1293_2987368808">[20]</text:bookmark-ref></text:span><text:span text:style-name="T24"><text:bookmark-ref text:reference-format="number" text:ref-name="__RefNumPara__1295_2987368808">[21]</text:bookmark-ref></text:span><text:span text:style-name="T24"><text:s/>Miniflare is planned to be integrated with the worker platform but </text:span><text:span text:style-name="T25">the integration</text:span><text:span text:style-name="T24"> is as of writing only available as a beta version. </text:span><text:span text:style-name="T24"><text:bookmark-ref text:reference-format="number" text:ref-name="__RefNumPara__1297_2987368808">[22]</text:bookmark-ref></text:span></text:p>
      <text:h text:style-name="Heading_20_2" text:outline-level="2"><text:bookmark-start text:name="__RefHeading___Toc883_198718106"/>Durable objects<text:bookmark-end text:name="__RefHeading___Toc883_198718106"/></text:h>
      <text:p text:style-name="P38"><text:span text:style-name="T112">Durable objects is </text:span><text:span text:style-name="T103">an API available for the worker platform. It provides percipient storage for the workers. </text:span><text:span text:style-name="T110">A durable object is defined </text:span><text:span text:style-name="T49">by </text:span><text:span text:style-name="T110">a class with a constructor taking </text:span><text:span text:style-name="T113">the </text:span><text:span text:style-name="T110">two parameters state and environment. </text:span><text:span text:style-name="T113">It </text:span><text:span text:style-name="T51">also </text:span><text:span text:style-name="T58">requires the definition of </text:span><text:span text:style-name="T51"><text:s/></text:span><text:span text:style-name="T110">a</text:span><text:span text:style-name="T113">n</text:span><text:span text:style-name="T110"> </text:span><text:span text:style-name="T113">asynchronous </text:span><text:span text:style-name="T110">method fetch taking </text:span><text:span text:style-name="T113">the</text:span><text:span text:style-name="T110"> parameter </text:span><text:span text:style-name="T113">request</text:span><text:span text:style-name="T110">. </text:span><text:span text:style-name="T110"><text:bookmark-ref text:reference-format="number" text:ref-name="__RefNumPara__1556_2987368808">[24]</text:bookmark-ref></text:span></text:p>
      <text:p text:style-name="P38"><text:span text:style-name="T110">The parameter state </text:span><text:span text:style-name="T111">parameter contains the object instances id and access to the storage API. The storage API provides functionality to store any valid JavaScript data to a key. This key can later be used to query the stored data or delete it. </text:span><text:span text:style-name="T111"><text:bookmark-ref text:reference-format="number" text:ref-name="__RefNumPara__1556_2987368808">[24]</text:bookmark-ref></text:span></text:p>
      <text:p text:style-name="P38"><text:soft-page-break/><text:span text:style-name="T111">This durable object class will be uploaded to the worker platform. For the workers to be able to create instances of this class and communicate with it the environment and fetch method is used. </text:span><text:span text:style-name="T49">All the classes uploaded to the worker platform is registered in a settings file and the classes are mapped to a name. This name is bound to the environment and makes it possible to create new instances of the durable object class. This environment is also passed down automatically to the durable objects constructor and makes it possible to access other durable objects from within an</text:span><text:span text:style-name="T52">other</text:span><text:span text:style-name="T49"> object if needed. </text:span><text:span text:style-name="T49"><text:bookmark-ref text:reference-format="number" text:ref-name="__RefNumPara__1556_2987368808">[24]</text:bookmark-ref></text:span></text:p>
      <text:p text:style-name="P38"><text:span text:style-name="T49">To communicate between a worker and a durable object or between two durable objects the durable objects fetch method is used. </text:span><text:span text:style-name="T50">This communication occurs over HTTP so any necessary data the durable object needs for querying, storing, updating or deleting must be sent with the request. The durable object responds back to the caller by returning a response where for example queried data can be sent back in the request body. </text:span><text:span text:style-name="T50"><text:bookmark-ref text:reference-format="number" text:ref-name="__RefNumPara__1556_2987368808">[24]</text:bookmark-ref></text:span></text:p>
      <text:list xml:id="list1368108349" text:style-name="L4">
        <text:list-item>
          <text:p text:style-name="P88">supports migrations</text:p>
        </text:list-item>
      </text:list>
      <text:h text:style-name="Heading_20_2" text:outline-level="2"><text:bookmark-start text:name="__RefHeading___Toc2767_3496109269"/>Stencil.js<text:bookmark-end text:name="__RefHeading___Toc2767_3496109269"/></text:h>
      <text:p text:style-name="P29"><text:span text:style-name="T106">Stencil.js is a web component compiler </text:span><text:span text:style-name="T107">and is an alternative to front end frameworks such as React, Angular and Vue</text:span><text:span text:style-name="T106">. </text:span><text:span text:style-name="T107">Instead of shipping the entire library to the client Stencil utilizes the web component standard and instead compiles its own </text:span><text:span text:style-name="T35">components to web components </text:span><text:span text:style-name="T36">which is sent to the client. </text:span><text:span text:style-name="T36"><text:bookmark-ref text:reference-format="number" text:ref-name="__RefNumPara__1558_2987368808">[25]</text:bookmark-ref></text:span></text:p>
      <text:p text:style-name="P29"><text:span text:style-name="T36">Stencil components are build using TypeScript and borrows the JSX syntax from </text:span><text:span text:style-name="T37">R</text:span><text:span text:style-name="T36">eact. </text:span><text:span text:style-name="T37">Since stencil utilizes the web component features it also makes use of the shadow DOM and allows including one or more stylesheets with the component. </text:span><text:span text:style-name="T37"><text:bookmark-ref text:reference-format="number" text:ref-name="__RefNumPara__1558_2987368808">[25]</text:bookmark-ref></text:span><text:span text:style-name="T37"><text:bookmark-ref text:reference-format="number" text:ref-name="__RefNumPara__1675_2987368808">[26]</text:bookmark-ref></text:span></text:p>
      <text:p text:style-name="P30"><text:span text:style-name="T37">To build the entire website and not only components stencil provides a router to generate navigation between pages. </text:span><text:span text:style-name="T38">The</text:span><text:span text:style-name="T37"> built in prerender tool can then be used to generate </text:span><text:span text:style-name="T38">the </text:span><text:span text:style-name="T37">HTML file</text:span><text:span text:style-name="T38">s required for the entire website. </text:span><text:span text:style-name="T38"><text:bookmark-ref text:reference-format="number" text:ref-name="__RefNumPara__1795_2987368808">[27]</text:bookmark-ref></text:span></text:p>
      <text:h text:style-name="Heading_20_2" text:outline-level="2"><text:bookmark-start text:name="__RefHeading___Toc881_198718106"/><text:span text:style-name="T105">Git</text:span><text:span text:style-name="T92">H</text:span><text:span text:style-name="T105">ub actions</text:span><text:bookmark-end text:name="__RefHeading___Toc881_198718106"/></text:h>
      <text:p text:style-name="P28"><text:span text:style-name="T104">Git</text:span><text:span text:style-name="T26">H</text:span><text:span text:style-name="T104">ub actions is GitHubs <text:s/>CI / CD platform and allows developers to automate their development workflow. To use GitHub actions a .github is created at the root of he repository containing a workflows directory. </text:span><text:span text:style-name="T27">Workflow configuration files are placed inside this workflows directory. Each configuration includes instructions for what should be done when some git action occurs on the repository. </text:span><text:span text:style-name="T27"><text:bookmark-ref text:reference-format="number" text:ref-name="__RefNumPara__1918_2987368808">[28]</text:bookmark-ref></text:span></text:p>
      <text:p text:style-name="P27">It is possible to for example include instructions for how the project should be build when a push towards the master branch occurs. This would automatically build the projects master branch and if the build is successful the action is considered successful. </text:p>
      <text:h text:style-name="Heading_20_2" text:outline-level="2"><text:bookmark-start text:name="__RefHeading___Toc879_198718106"/><text:soft-page-break/>Cloudflare pages<text:bookmark-end text:name="__RefHeading___Toc879_198718106"/></text:h>
      <text:list xml:id="list1216928481" text:style-name="L5">
        <text:list-item>
          <text:p text:style-name="P89">CD</text:p>
        </text:list-item>
      </text:list>
      <text:h text:style-name="Heading_20_1" text:outline-level="1"><text:bookmark-start text:name="__RefHeading___Toc627_3709290493"/>Methodology<text:bookmark-end text:name="__RefHeading___Toc627_3709290493"/></text:h>
      <text:h text:style-name="P60" text:outline-level="2"><text:bookmark-start text:name="__RefHeading___Toc2765_3496109269"/>Development environment<text:bookmark-end text:name="__RefHeading___Toc2765_3496109269"/></text:h>
      <text:p text:style-name="P25">Cloudflares worker platform will be used to develop the backend and since the worker platform runs on the V8 engine JavaScript or TypeScript are the sensible options for development language. Issuefab requires the language to be TypeScript hence TypeScript is the language of choice. </text:p>
      <text:p text:style-name="P26">Since Cloudflare workers does not run locally debugging will be a shore and thus Miniflare will be setup to provide a better DX.</text:p>
      <text:p text:style-name="P32"><text:span text:style-name="T39">Stencil.js will be used to create the frontend. </text:span><text:span text:style-name="T40">Stencil requires TypeScript for development resulting in both frontend and backend using TypeScript. </text:span></text:p>
      <text:p text:style-name="P26">To more easily develop towards both Cloudflare workers and stencil npm scripts will be setup to easily build, launch and debug both the frontend and backend. VSC will be used as IDE thus some setup for the debugger will be required. </text:p>
      <text:p text:style-name="P33"><text:span text:style-name="T40">GitHub</text:span><text:span text:style-name="T1"> action will be setup in the repository to automate all of the CI and Cloudflare pages will be setup to handle the CD.</text:span></text:p>
      <text:h text:style-name="P60" text:outline-level="2"><text:bookmark-start text:name="__RefHeading___Toc2763_3496109269"/>Market research<text:bookmark-end text:name="__RefHeading___Toc2763_3496109269"/></text:h>
      <text:p text:style-name="P37"><text:span text:style-name="T41">A few features is already established beforehand by Issuefab </text:span><text:span text:style-name="T47">but other similar products on the market </text:span><text:span text:style-name="T48">namely: Harvest, FreshBooks and Nikabot</text:span><text:span text:style-name="T47"> will be examined for interesting features. </text:span></text:p>
      <text:h text:style-name="P61" text:outline-level="2"><text:bookmark-start text:name="__RefHeading___Toc2761_3496109269"/><text:span text:style-name="T93">D</text:span><text:span text:style-name="T108">esign</text:span><text:bookmark-end text:name="__RefHeading___Toc2761_3496109269"/></text:h>
      <text:p text:style-name="P31">Wireframes?</text:p>
      <text:h text:style-name="P62" text:outline-level="2"><text:bookmark-start text:name="__RefHeading___Toc2759_3496109269"/>Validating<text:bookmark-end text:name="__RefHeading___Toc2759_3496109269"/></text:h>
      <text:p text:style-name="P31">W3c validering</text:p>
      <text:p text:style-name="P31"/>
      <text:h text:style-name="Heading_20_1" text:outline-level="1"><text:bookmark-start text:name="__RefHeading___Toc625_3709290493"/>Implementation<text:bookmark-end text:name="__RefHeading___Toc625_3709290493"/></text:h>
      <text:h text:style-name="P64" text:outline-level="2">Market research</text:h>
      <text:p text:style-name="P105"><text:span text:style-name="T124">Other vendors with solutions similar to the planned end product was examined for features to include into the project. The vendors Harvest, Fresh</text:span><text:span text:style-name="T67">B</text:span><text:span text:style-name="T124">ooks, </text:span><text:span text:style-name="T125">myhours and RescueTime was looked into. </text:span></text:p>
      <text:p text:style-name="P105"><text:span text:style-name="T125">When setting up RescueTime a initial setup is presented to configure settings such as when a employee at earliest/latest is allowed to clock in/out, which days of the week are considered work days, how many hours per week is the target for a full time employee. These are good features </text:span><text:span text:style-name="T68">in case</text:span><text:span text:style-name="T125"> the solution eventually gets mature enough to be released to the market and different countries </text:span><text:span text:style-name="T126">may have different standards.</text:span><text:span text:style-name="T125"> </text:span></text:p>
      <text:p text:style-name="P105"><text:span text:style-name="T126">myhours allowed for submitted times to be both commented and tagged. This could prove useful </text:span><text:span text:style-name="T69">in case some employee preforms something for sometime that they usually do not do on a regular basis</text:span><text:span text:style-name="T126"> and may need some explanation to why it was needed. </text:span></text:p>
      <text:p text:style-name="P105"><text:span text:style-name="T127">Harvest and FreshBooks both have very similar UI layouts. Both of their week layout consist of </text:span><text:span text:style-name="T128">seven input boxes per activity. The boxes adds time to the week in hh:mm format. Harvest does however support decimal syntax which converts to hh:mm format. By switching to a day view </text:span><text:span text:style-name="T72">FreshBooks</text:span><text:span text:style-name="T128"> allow entering a time by a start and end timestamp instead of entering the amount of hours. It also appears as because of this FreshBooks stores their times as intervals as manually entered hours in the week view converts into a guessed time frame in the day view. In addition to weekly and daily view Fresh</text:span><text:span text:style-name="T72">B</text:span><text:span text:style-name="T128">ooks also supports monthly and all time view. </text:span><text:span text:style-name="T129">In the monthly view all hours across activities are summed up and displayed in a cell in a calendar view. The all time </text:span><text:span text:style-name="T73">view allows for teams hours to be summed up per months. </text:span></text:p>
      <text:p text:style-name="P106"><text:span text:style-name="T1">Harvest allows for approval of an employees timesheets where an employees activities are shown in a weekly view but also includes total amount of hours per activity, per day and the weekly total. The time approval also shows how many hours are billable and non-billable. </text:span></text:p>
      <text:h text:style-name="P63" text:outline-level="2">Setting up the development environment</text:h>
      <text:p text:style-name="P41"><text:span text:style-name="T119">The repository </text:span><text:a xlink:type="simple" xlink:href="https://github.com/utily/worker-template" text:style-name="Internet_20_link" text:visited-style-name="Visited_20_Internet_20_Link"><text:span text:style-name="T119">https://github.com/utily/worker-template</text:span></text:a><text:span text:style-name="T119"> commit </text:span><text:span text:style-name="T122">e</text:span><text:span text:style-name="T119">3102614b686b227aa1017d18b175324f594e65c was cloned </text:span><text:span text:style-name="T66">down</text:span><text:span text:style-name="T119"> to local machine as and work began to migrate the template to include </text:span><text:span text:style-name="T59">M</text:span><text:span text:style-name="T119">iniflare for debugging and the Stencil compiler to build the frontend. </text:span></text:p>
      <text:p text:style-name="P42"><text:span text:style-name="T119">Miniflare was installed with `npm install -D miniflare`. A npm script start:api </text:span><text:span text:style-name="T120">was set to `miniflare dist/index.mjs` as described by the </text:span><text:span text:style-name="T60">M</text:span><text:span text:style-name="T120">iniflare documentation. The VSC debug configuration for Miniflare was set to type: node, request: launch, run</text:span><text:soft-page-break/><text:span text:style-name="T120">timeExecutable: npm, runtimeArgs: [run, start:api] and skipFiles:[&lt;node_internals/**] also as described by the miniflare docs. And an attempt to attach the debugger in the version endpoint was attempted. The debugger did not attach and an investigation to find out why started. </text:span></text:p>
      <text:p text:style-name="P42"><text:span text:style-name="T120">The </text:span><text:span text:style-name="T60">sourcemaps</text:span><text:span text:style-name="T120"> generated by the pipeline setup in the rollup configuration generated faulty file references in the source maps. To fix this issue rollups sourcemapPathTransform function was used to instead of using the default strip all relative references from the path and prefix it with nodes built in _dirname resulting in an absolute path name to the files. With this change the debugger does attach. </text:span></text:p>
      <text:p text:style-name="P103"><text:span text:style-name="T123">These changes were committed to a new git branch and a pull request to merge the inclusion of </text:span><text:span text:style-name="T66">M</text:span><text:span text:style-name="T123">iniflare to utily/worker-template was opened.</text:span></text:p>
      <text:p text:style-name="P43">The worker-template <text:span text:style-name="T121">was restructured to fit both the frontend and backend code into the same repository and the already existing code was put into a new directory called api and changes were made to configuration files and scripts to reflect this change. </text:span></text:p>
      <text:p text:style-name="P47"><text:span text:style-name="T121">Stencil was then </text:span><text:span text:style-name="T61">initialized using `npm init stencil` which generates a new stencil project </text:span><text:span text:style-name="T62">into a new directory ui</text:span><text:span text:style-name="T61">. Packages in stencils package.json file was transferred over to the main projects package.json. All configuration files generated by stencil initialization </text:span><text:span text:style-name="T65">excluding stencil.config.json</text:span><text:span text:style-name="T61"> was deleted to not override the main projects configurations. </text:span><text:span text:style-name="T65">stencil.config.json was moved to the project root and sourcemaps is enabled with sourceMap: true.</text:span></text:p>
      <text:p text:style-name="P44"><text:span text:style-name="T61">T</text:span><text:span text:style-name="T62">o be able to build, start and debug both the api backend scripts was added and modified in package.json. A build script for the backend and front end is setup under the names build:api and build:ui. To build the api the initial worker templates build command `rollup -c` is used and to build the ui `stencil build` is used. To run both of these build processes the build script is set to `npm run build:api &amp;&amp; npm run build:ui` which runs the api build and if it finishes with no errors it runs the ui build. </text:span></text:p>
      <text:p text:style-name="P45"><text:span text:style-name="T62">T</text:span><text:span text:style-name="T64">he same strategy to split the frontend process from the backend process is also done with the start script. The start script also utilizes file watchers to rebuild the project on changes. To do this the file watchers are started as a background process and bash &amp; operator is utilized to launch processes in parallel. This launches multiple node processes and VSCs debugger will try to attach to all of them when it only need to attach to the api process. The VSC debugger profile is changed to attach mode instead of launch mode. With the option auto attach: with flag set. </text:span><text:span text:style-name="T63">The script start:api is set to `rollup -c --watch &amp; node --experimental-vm-modules --inspect ./node_modules/miniflare/dist/src/cli.js dist/api/index.mjs --watch --live-reload -B \"\" &amp;&amp; kill $!` which keeps rollup in watch mode watching for source file changes in the background, the Miniflare process is launched with nodes --inspect option as described by the Miniflare documentation with watch and live reload. The build option is turned off by setting the B option to an empty string as the build is already handled by rollup. If the Miniflare process ends the background process is killed off. </text:span></text:p>
      <text:p text:style-name="P85"><text:soft-page-break/>The frontend start script start:ui is set to `stencil build --dev --serve --watch` which will watch the frontend files for changes and rebuild the project and the development server will live reload to reflect the changes. </text:p>
      <text:p text:style-name="P46"><text:span text:style-name="T64">T</text:span><text:span text:style-name="T1">o launch both the ui and api at the same time the script start:all is set to `npm run start:api &amp; npm run start:ui &amp;&amp; kill $!` which runs the api in the background and the ui in the foreground. If the ui process ends the background process is killed off. </text:span></text:p>
      <text:p text:style-name="P86">A stencil component to load and display the version from the version endpoint is added as a proof of the ui and backend being able to communicate. </text:p>
      <text:p text:style-name="P104"><text:span text:style-name="T70">This environment is what will be used to build the application but a new template </text:span><text:span text:style-name="T71">repository</text:span><text:span text:style-name="T70"> [worker-stencil-template] </text:span><text:span text:style-name="T71">is also made to make setup for projects with the tech stack easy.</text:span></text:p>
      <text:h text:style-name="P57" text:outline-level="1"><text:bookmark-start text:name="__RefHeading___Toc623_3709290493"/>Results<text:bookmark-end text:name="__RefHeading___Toc623_3709290493"/></text:h>
      <text:p text:style-name="P5">The results chapter is included when you have produced a systematic study, i.e. an evaluation of a program that you have developed, which is required for C - and D-level diploma work. In the results chapter objective results of the empirical study are presented. Keep in mind that possible comments in this chapter should only be used for clarification. Your own views and subjective (personal) comments belong in the chapter conclusion/discussion.</text:p>
      <text:p text:style-name="P5">Strive to present the results, for example measurement-, calculations- and/or the simulation result, in a form that is as lucid and easily understandable as possible. The results are preferably presented in diagrams or tables. Accounts of interviews can be summarised, but may include concrete examples supporting your work.</text:p>
      <text:p text:style-name="P5">Extensive results, for example complete summaries of survey results, large tables and long mathematical deductions, are placed in the appendices.</text:p>
      <text:h text:style-name="Heading_20_1" text:outline-level="1"><text:bookmark-start text:name="__RefHeading___Toc621_3709290493"/>Conclusions / Discussion<text:bookmark-end text:name="__RefHeading___Toc621_3709290493"/></text:h>
      <text:p text:style-name="P5">The conclusion/discussion (choose a heading) is a separate chapter in which the results are analysed and critically assessed. At this point your own conclusions, your subjective view, and explanations of the results are presented.</text:p>
      <text:p text:style-name="P5">If this chapter is extensive it can be divided up into more chapters or sub-chapters i.e. one analysis or discussion chapter with explanations of and critical assessment of the results, a concluding chapter where the most important results and well supported conclusions are discussed and to sum it up a chapter with suggestions for further research in the same area. </text:p>
      <text:p text:style-name="P5">In this chapter it is of vital importance that a connection back to the aim of the survey is made and thus the purpose is pointed out in a summary and analysis of the results. </text:p>
      <text:p text:style-name="P5">In this chapter you should also include answers to the following questions: What is the project's news value and its most vital contribution to the research or technology development? Have the project’s goals been achieved? Has the task been accomplished? What is the answer to the opening problem formula? Was the result as expected? Are the conclusions general, or do they only apply during certain conditions? Discuss the importance of the choice of method and model for the results. Have new questions arisen due to the result?</text:p>
      <text:p text:style-name="P5">The last question invites the possibility to offer proposals to others relevant research, i.e. proposal points for measures and recommendations, points for continued research or development for those wishing to build upon your work.</text:p>
      <text:p text:style-name="P5">In technical reports on behalf of companies, the recommended solution to a problem is presented at this stage and it is possible to offer a consequence analysis of the solution from both a technical and layman perspective, for example regarding environment, economy and changed work procedures. The chapter then contains recommended measures and proposals for further development or research, and thus to function as a basis for decision-making for the employer or client.</text:p>
      <text:p text:style-name="P5"/>
      <text:h text:style-name="Heading_20_2" text:outline-level="2"><text:bookmark-start text:name="__RefHeading___Toc4517_2017885846"/>Analysis and discussion of Results<text:bookmark-end text:name="__RefHeading___Toc4517_2017885846"/></text:h>
      <text:p text:style-name="P50">Make a deep analysis and discussion of your resulting application, measurements, evaluation, etc. Here it is ok to be more subjective/biased etc.</text:p>
      <text:h text:style-name="Heading_20_2" text:outline-level="2"><text:bookmark-start text:name="__RefHeading___Toc4515_2017885846"/>Project method discussion<text:bookmark-end text:name="__RefHeading___Toc4515_2017885846"/></text:h>
      <text:p text:style-name="P50">Make a deep analysis and discussion of your chosen method, chosen approach, chosen metrics, etc.</text:p>
      <text:h text:style-name="Heading_20_2" text:outline-level="2"><text:bookmark-start text:name="__RefHeading___Toc4513_2017885846"/><text:soft-page-break/>Ethical and societal discussion<text:bookmark-end text:name="__RefHeading___Toc4513_2017885846"/></text:h>
      <text:p text:style-name="P50">You will need to include a discussion on ethics, societal impact, and considerations. Use the human perspective, how will we be effected by this work, was people involved in the process, privacy? Remember to discuss and show insights into this projects role in society and our responsibilities for how it is used.</text:p>
      <text:p text:style-name="P48"><text:bookmark-start text:name="__RefHeading___Toc663_3709290493"/>References<text:bookmark-end text:name="__RefHeading___Toc663_3709290493"/></text:p>
      <text:p text:style-name="Text_20_body">below is an example of an automatically numbered list of references according to the numbered list and cross references method, as described in chapters 2.4:</text:p>
      <text:list xml:id="list904688362" text:style-name="L6">
        <text:list-item>
          <text:p text:style-name="P66"><text:bookmark-start text:name="__RefNumPara__1029_595672308"/><text:span text:style-name="T88">Cloudflare “What is the cloud”, </text:span><text:a xlink:type="simple" xlink:href="https://www.cloudflare.com/learning/cloud/what-is-the-cloud/" text:style-name="Internet_20_link" text:visited-style-name="Visited_20_Internet_20_Link">https://www.cloudflare.com/learning/cloud/what-is-the-cloud/</text:a> <text:span text:style-name="T88">Retrieved 2022-03-25.</text:span><text:bookmark-end text:name="__RefNumPara__1029_595672308"/></text:p>
        </text:list-item>
        <text:list-item>
          <text:p text:style-name="P66"><text:bookmark-start text:name="__RefNumPara__1044_595672308"/><text:span text:style-name="T115">Cloudflare “What is a virtual machine?” </text:span><text:a xlink:type="simple" xlink:href="https://www.cloudflare.com/learning/cloud/what-is-a-virtual-machine/" text:style-name="Internet_20_link" text:visited-style-name="Visited_20_Internet_20_Link">https://www.cloudflare.com/learning/cloud/what-is-a-virtual-machine/</text:a> <text:span text:style-name="T115">Retrieved 2022-03-31.</text:span><text:bookmark-end text:name="__RefNumPara__1044_595672308"/></text:p>
        </text:list-item>
        <text:list-item>
          <text:p text:style-name="P90"><text:bookmark-start text:name="__RefNumPara__1046_595672308"/>Cloudflare “What is serverless”, <text:a xlink:type="simple" xlink:href="https://www.cloudflare.com/learning/serverless/what-is-serverless/" text:style-name="Internet_20_link" text:visited-style-name="Visited_20_Internet_20_Link">https://www.cloudflare.com/learning/serverless/what-is-serverless/</text:a> Retrieved 2022-03-25.<text:bookmark-end text:name="__RefNumPara__1046_595672308"/></text:p>
        </text:list-item>
        <text:list-item>
          <text:p text:style-name="P66"><text:bookmark-start text:name="__RefNumPara__1061_2987368808"/>Cloudflare “Serverless computing vs. containers”, <text:a xlink:type="simple" xlink:href="https://www.cloudflare.com/learning/serverless/serverless-vs-containers/" text:style-name="Internet_20_link" text:visited-style-name="Visited_20_Internet_20_Link">https://www.cloudflare.com/learning/serverless/serverless-vs-containers/</text:a> Retrieved 2022-03-25.<text:bookmark-end text:name="__RefNumPara__1061_2987368808"/></text:p>
        </text:list-item>
        <text:list-item>
          <text:p text:style-name="P65"><text:bookmark-start text:name="__RefNumPara__1091_2987368808"/><text:span text:style-name="T118">Mikhail Shilkov “</text:span>Cold Starts in AWS Lambda<text:span text:style-name="T118">” </text:span><text:a xlink:type="simple" xlink:href="https://mikhail.io/serverless/coldstarts/aws/" text:style-name="Internet_20_link" text:visited-style-name="Visited_20_Internet_20_Link"><text:span text:style-name="T118">https://mikhail.io/serverless/coldstarts/aws/</text:span></text:a><text:span text:style-name="T118"> </text:span><text:span text:style-name="T116">retrieved 2022-04-04.</text:span><text:bookmark-end text:name="__RefNumPara__1091_2987368808"/></text:p>
        </text:list-item>
        <text:list-item>
          <text:p text:style-name="P67"><text:bookmark-start text:name="__RefNumPara__1093_2987368808"/>MDN “Web Components” <text:a xlink:type="simple" xlink:href="https://developer.mozilla.org/en-US/docs/Web/Web_Components" text:style-name="Internet_20_link" text:visited-style-name="Visited_20_Internet_20_Link">https://developer.mozilla.org/en-US/docs/Web/Web_Components</text:a> retrieved 2022-04-04.<text:bookmark-end text:name="__RefNumPara__1093_2987368808"/></text:p>
        </text:list-item>
        <text:list-item>
          <text:p text:style-name="P67"><text:bookmark-start text:name="__RefNumPara__1095_2987368808"/>MDN “Using custom elements” <text:a xlink:type="simple" xlink:href="https://developer.mozilla.org/en-US/docs/Web/Web_Components/Using_custom_elements" text:style-name="Internet_20_link" text:visited-style-name="Visited_20_Internet_20_Link">https://developer.mozilla.org/en-US/docs/Web/Web_Components/Using_custom_elements</text:a> retrieved 2022-04-04.<text:bookmark-end text:name="__RefNumPara__1095_2987368808"/></text:p>
        </text:list-item>
        <text:list-item>
          <text:p text:style-name="P67"><text:bookmark-start text:name="__RefNumPara__1097_2987368808"/>MDN “&lt;template&gt;: The Content Template element” <text:a xlink:type="simple" xlink:href="https://developer.mozilla.org/en-US/docs/Web/HTML/Element/template" text:style-name="Internet_20_link" text:visited-style-name="Visited_20_Internet_20_Link">https://developer.mozilla.org/en-US/docs/Web/HTML/Element/template</text:a> retrieved 2022-04-04.<text:bookmark-end text:name="__RefNumPara__1097_2987368808"/></text:p>
        </text:list-item>
        <text:list-item>
          <text:p text:style-name="P67"><text:bookmark-start text:name="__RefNumPara__1099_2987368808"/>MDN “&lt;slot&gt;: The Web Component Slot element <text:a xlink:type="simple" xlink:href="https://developer.mozilla.org/en-US/docs/Web/HTML/Element/slot" text:style-name="Internet_20_link" text:visited-style-name="Visited_20_Internet_20_Link">https://developer.mozilla.org/en-US/docs/Web/HTML/Element/slot</text:a> retrieved 2022-04-04.<text:bookmark-end text:name="__RefNumPara__1099_2987368808"/></text:p>
        </text:list-item>
        <text:list-item>
          <text:p text:style-name="P67"><text:bookmark-start text:name="__RefNumPara__1101_2987368808"/>MDN “Using shadow DOM” <text:a xlink:type="simple" xlink:href="https://developer.mozilla.org/en-US/docs/Web/Web_Components/Using_shadow_DOM" text:style-name="Internet_20_link" text:visited-style-name="Visited_20_Internet_20_Link">https://developer.mozilla.org/en-US/docs/Web/Web_Components/Using_shadow_DOM</text:a> retrieved 2022-04-04.<text:bookmark-end text:name="__RefNumPara__1101_2987368808"/></text:p>
        </text:list-item>
        <text:list-item>
          <text:p text:style-name="P68"><text:bookmark-start text:name="__RefNumPara__1155_2987368808"/><text:soft-page-break/>MDN “Using templates and slots” <text:a xlink:type="simple" xlink:href="https://developer.mozilla.org/en-US/docs/Web/Web_Components/Using_shadow_DOM" text:style-name="Internet_20_link" text:visited-style-name="Visited_20_Internet_20_Link">https://developer.mozilla.org/en-US/docs/Web/Web_Components/Using_shadow_DOM</text:a> retrieved 2022-04-04.<text:bookmark-end text:name="__RefNumPara__1155_2987368808"/></text:p>
        </text:list-item>
        <text:list-item>
          <text:p text:style-name="P91"><text:bookmark-start text:name="__RefNumPara__1457_2987368808"/>Atlassian “What is Continuous Integration?”, <text:a xlink:type="simple" xlink:href="https://www.atlassian.com/continuous-delivery/continuous-integration" text:style-name="Internet_20_link" text:visited-style-name="Visited_20_Internet_20_Link">https://www.atlassian.com/continuous-delivery/continuous-integration</text:a> Retrieved 2022-03-25.<text:bookmark-end text:name="__RefNumPara__1457_2987368808"/></text:p>
        </text:list-item>
        <text:list-item>
          <text:p text:style-name="P92"><text:bookmark-start text:name="__RefNumPara__1459_2987368808"/>GitLab “CI/CD concepts”, <text:a xlink:type="simple" xlink:href="https://docs.gitlab.com/ee/ci/introduction/index.html#continuous-deployment" text:style-name="Internet_20_link" text:visited-style-name="Visited_20_Internet_20_Link">https://docs.gitlab.com/ee/ci/introduction/index.html#continuous-deployment</text:a> Retrieved 2022-03-25.<text:bookmark-end text:name="__RefNumPara__1459_2987368808"/></text:p>
        </text:list-item>
        <text:list-item>
          <text:p text:style-name="P93"><text:bookmark-start text:name="__RefNumPara__1552_2987368808"/>GitHub “Automate your workflow from idea to production” <text:a xlink:type="simple" xlink:href="https://github.com/features/actions" text:style-name="Internet_20_link" text:visited-style-name="Visited_20_Internet_20_Link">https://github.com/features/actions</text:a> retrieved 2022-04-04.<text:bookmark-end text:name="__RefNumPara__1552_2987368808"/></text:p>
        </text:list-item>
        <text:list-item>
          <text:p text:style-name="P93"><text:bookmark-start text:name="__RefNumPara__1554_2987368808"/>Bitbucket “Bitbucket Pipelines &amp; Deployments” <text:a xlink:type="simple" xlink:href="https://bitbucket.org/product/features/pipelines" text:style-name="Internet_20_link" text:visited-style-name="Visited_20_Internet_20_Link">https://bitbucket.org/product/features/pipelines</text:a> retrieved 2022-04-04.<text:bookmark-end text:name="__RefNumPara__1554_2987368808"/></text:p>
        </text:list-item>
        <text:list-item>
          <text:p text:style-name="P69"><text:bookmark-start text:name="__RefNumPara__1215_2987368808"/>Cloudflare “How Workers works” <text:a xlink:type="simple" xlink:href="https://developers.cloudflare.com/workers/learning/how-workers-works/" text:style-name="Internet_20_link" text:visited-style-name="Visited_20_Internet_20_Link">https://developers.cloudflare.com/workers/learning/how-workers-works/</text:a> retrieved 2022-04-04.<text:bookmark-end text:name="__RefNumPara__1215_2987368808"/></text:p>
        </text:list-item>
        <text:list-item>
          <text:p text:style-name="P94"><text:bookmark-start text:name="__RefNumPara__1217_2987368808"/>Cloudflare “Eliminating cold starts with cloudflare workers”, <text:a xlink:type="simple" xlink:href="https://blog.cloudflare.com/eliminating-cold-starts-with-cloudflare-workers/" text:style-name="Internet_20_link" text:visited-style-name="Visited_20_Internet_20_Link">https://blog.cloudflare.com/eliminating-cold-starts-with-cloudflare-workers/</text:a> Retrieved 2022-03-25.<text:bookmark-end text:name="__RefNumPara__1217_2987368808"/></text:p>
        </text:list-item>
        <text:list-item>
          <text:p text:style-name="P95"><text:bookmark-start text:name="__RefNumPara__1219_2987368808"/>Cloudflare “Languages” <text:a xlink:type="simple" xlink:href="https://developers.cloudflare.com/workers/platform/languages/" text:style-name="Internet_20_link" text:visited-style-name="Visited_20_Internet_20_Link">https://developers.cloudflare.com/workers/platform/languages/</text:a> retrieved 2022-04-04.<text:bookmark-end text:name="__RefNumPara__1219_2987368808"/></text:p>
        </text:list-item>
        <text:list-item>
          <text:p text:style-name="P95"><text:bookmark-start text:name="__RefNumPara__1221_2987368808"/>Cloudflare “Debugging Workers” <text:a xlink:type="simple" xlink:href="https://developers.cloudflare.com/workers/learning/debugging-workers/" text:style-name="Internet_20_link" text:visited-style-name="Visited_20_Internet_20_Link">https://developers.cloudflare.com/workers/learning/debugging-workers/</text:a> retrieved 2022-04-04.<text:bookmark-end text:name="__RefNumPara__1221_2987368808"/></text:p>
        </text:list-item>
        <text:list-item>
          <text:p text:style-name="P96"><text:bookmark-start text:name="__RefNumPara__1293_2987368808"/>Miniflare “🔥 Miniflare” <text:a xlink:type="simple" xlink:href="https://miniflare.dev/" text:style-name="Internet_20_link" text:visited-style-name="Visited_20_Internet_20_Link">https://miniflare.dev/</text:a> retrieved 2022-04-04.<text:bookmark-end text:name="__RefNumPara__1293_2987368808"/></text:p>
        </text:list-item>
        <text:list-item>
          <text:p text:style-name="P96"><text:bookmark-start text:name="__RefNumPara__1295_2987368808"/>Miniflare “🐛 Attaching a Debugger” <text:a xlink:type="simple" xlink:href="https://miniflare.dev/developing/debugger" text:style-name="Internet_20_link" text:visited-style-name="Visited_20_Internet_20_Link">https://miniflare.dev/developing/debugger</text:a> retrieved 2022-04-04.<text:bookmark-end text:name="__RefNumPara__1295_2987368808"/></text:p>
        </text:list-item>
        <text:list-item>
          <text:p text:style-name="P97"><text:bookmark-start text:name="__RefNumPara__1297_2987368808"/>Cloudflare “Miniflare 2.0: fully-local development and testing for Workers” <text:a xlink:type="simple" xlink:href="https://blog.cloudflare.com/miniflare/" text:style-name="Internet_20_link" text:visited-style-name="Visited_20_Internet_20_Link">https://blog.cloudflare.com/miniflare/</text:a> retrieved 2022-04-04.<text:bookmark-end text:name="__RefNumPara__1297_2987368808"/></text:p>
        </text:list-item>
        <text:list-item>
          <text:p text:style-name="P98"><text:span text:style-name="T100">Cloudflare “Eliminating</text:span><text:span text:style-name="T19"> cold starts with Cloudflare Workers</text:span><text:span text:style-name="T100">”, </text:span><text:a xlink:type="simple" xlink:href="https://blog.cloudflare.com/eliminating-cold-starts-with-cloudflare-workers/" text:style-name="Internet_20_link" text:visited-style-name="Visited_20_Internet_20_Link"><text:span text:style-name="T100">https://blog.cloudflare.com/eliminating-cold-starts-with-cloudflare-workers/</text:span></text:a><text:span text:style-name="T100"> Retrieved 2022-03-25.</text:span></text:p>
        </text:list-item>
        <text:list-item>
          <text:p text:style-name="P99"><text:bookmark-start text:name="__RefNumPara__1556_2987368808"/>Cloudflare “Using Durable Objects” <text:a xlink:type="simple" xlink:href="https://developers.cloudflare.com/workers/learning/using-durable-objects/" text:style-name="Internet_20_link" text:visited-style-name="Visited_20_Internet_20_Link">https://developers.cloudflare.com/workers/learning/using-durable-objects/</text:a> retrieved 2022-04-04.<text:bookmark-end text:name="__RefNumPara__1556_2987368808"/></text:p>
        </text:list-item>
        <text:list-item>
          <text:p text:style-name="P99"><text:bookmark-start text:name="__RefNumPara__1558_2987368808"/><text:soft-page-break/>Stencil “Overview” <text:a xlink:type="simple" xlink:href="https://stenciljs.com/docs/introduction" text:style-name="Internet_20_link" text:visited-style-name="Visited_20_Internet_20_Link">https://stenciljs.com/docs/introduction</text:a> retrieved 2022-04-04.<text:bookmark-end text:name="__RefNumPara__1558_2987368808"/></text:p>
        </text:list-item>
        <text:list-item>
          <text:p text:style-name="P100"><text:bookmark-start text:name="__RefNumPara__1675_2987368808"/>Stencil “Shadow DOM” <text:a xlink:type="simple" xlink:href="https://stenciljs.com/docs/styling#shadow-dom" text:style-name="Internet_20_link" text:visited-style-name="Visited_20_Internet_20_Link">https://stenciljs.com/docs/styling#shadow-dom</text:a> retrieved 2022-04-04.<text:bookmark-end text:name="__RefNumPara__1675_2987368808"/></text:p>
        </text:list-item>
        <text:list-item>
          <text:p text:style-name="P100"><text:bookmark-start text:name="__RefNumPara__1795_2987368808"/>Stencil “Static Site Generation Basics” <text:a xlink:type="simple" xlink:href="https://stenciljs.com/docs/static-site-generation-basics#integration-with-a-router" text:style-name="Internet_20_link" text:visited-style-name="Visited_20_Internet_20_Link">https://stenciljs.com/docs/static-site-generation-basics#integration-with-a-router</text:a> retrieved 2022-04-04.<text:bookmark-end text:name="__RefNumPara__1795_2987368808"/></text:p>
        </text:list-item>
        <text:list-item>
          <text:p text:style-name="P101"><text:bookmark-start text:name="__RefNumPara__1918_2987368808"/>Github “Understanding HitHub Actions” <text:a xlink:type="simple" xlink:href="https://docs.github.com/en/actions/learn-github-actions/understanding-github-actions" text:style-name="Internet_20_link" text:visited-style-name="Visited_20_Internet_20_Link">https://docs.github.com/en/actions/learn-github-actions/understanding-github-actions</text:a> retrieved 2022-04-04.<text:bookmark-end text:name="__RefNumPara__1918_2987368808"/></text:p>
        </text:list-item>
      </text:list>
      <text:p text:style-name="P17"/>
      <text:p text:style-name="Heading_20_1_20_no_20_number"><text:bookmark-start text:name="__RefHeading___Toc661_3709290493"/>Appendix A: Documentation of own developed program code<text:bookmark-end text:name="__RefHeading___Toc661_3709290493"/></text:p>
      <text:p text:style-name="Heading_20_2_20_no_20_number"><text:bookmark-start text:name="__RefHeading___Toc657_3709290493"/>Example of Appendix subheading<text:bookmark-end text:name="__RefHeading___Toc657_3709290493"/></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1" fo:font-family="FreeSerif" style:font-style-name="Regular" style:font-family-generic="roman" style:font-pitch="variable" fo:language="en" fo:country="U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loext: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423cm" fo:margin-bottom="0.212cm" loext:contextual-spacing="false" fo:text-align="start" style:justify-single-word="false" style:page-number="auto" fo:keep-with-next="always"/>
      <style:text-properties style:font-name="FreeSans1" fo:font-family="FreeSans" style:font-style-name="Fet" style:font-family-generic="swiss" style:font-pitch="variable" fo:font-size="24.5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loext: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loext: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master-page-name="">
      <style:paragraph-properties fo:margin-left="0cm" fo:margin-right="0cm" fo:margin-top="1.27cm" fo:margin-bottom="0.161cm" loext:contextual-spacing="false" fo:text-align="start" style:justify-single-word="false" fo:text-indent="0cm"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loext: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loext:contextual-spacing="false" fo:text-indent="0cm" style:auto-text-indent="false" style:page-number="auto">
        <style:tab-stops>
          <style:tab-stop style:position="9.107cm"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loext:contextual-spacing="false" fo:text-align="start" style:justify-single-word="false" fo:text-indent="0cm" style:auto-text-indent="false" style:page-number="auto">
        <style:tab-stops>
          <style:tab-stop style:position="11.501cm"/>
        </style:tab-stops>
      </style:paragraph-properties>
    </style:style>
    <style:style style:name="Body" style:family="paragraph" style:parent-style-name="Standard" style:default-outline-level="">
      <style:paragraph-properties fo:margin-top="0.101cm" fo:margin-bottom="0.42cm" loext: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 style:font-family-complex="Tahoma" style:font-family-generic-complex="system" style:font-pitch-complex="variable" style:font-size-complex="12pt" style:language-complex="hi" style:country-complex="IN"/>
    </style:style>
    <style:style style:name="Rubrik_20_2_20_numrerad" style:display-name="Rubrik 2 numrerad" style:family="paragraph" style:parent-style-name="Body" style:next-style-name="Body" style:default-outline-level="">
      <style:paragraph-properties fo:margin-left="0cm" fo:margin-right="0cm" fo:margin-top="0cm" fo:margin-bottom="0cm" loext:contextual-spacing="false" fo:text-align="start" style:justify-single-word="false" fo:text-indent="-1.501cm" style:auto-text-indent="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9cm" fo:margin-left="1.9cm"/>
        </style:list-level-properties>
      </text:list-level-style-number>
      <text:list-level-style-number text:level="4" style:num-format="1" text:display-levels="4">
        <style:list-level-properties text:list-level-position-and-space-mode="label-alignment">
          <style:list-level-label-alignment text:label-followed-by="space" fo:text-indent="-2.54cm" fo:margin-left="2.54cm"/>
        </style:list-level-properties>
      </text:list-level-style-number>
      <text:list-level-style-number text:level="5" style:num-format="1" text:display-levels="5">
        <style:list-level-properties text:list-level-position-and-space-mode="label-alignment">
          <style:list-level-label-alignment text:label-followed-by="space" fo:text-indent="-3.17cm" fo:margin-left="3.17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6pt solid #000000" style:shadow="none"/>
    </style:style>
    <style:style style:name="MP2" style:family="paragraph" style:parent-style-name="Footer">
      <style:paragraph-properties fo:text-align="center" style:justify-single-word="false"/>
    </style:style>
    <style:style style:name="MT1" style:family="text">
      <style:text-properties style:font-name="FreeSerif1" fo:language="en" fo:country="US" officeooo:rsid="00247d02"/>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itle – Subtitle</text:p>
        <text:p text:style-name="MP1"><text:span text:style-name="MT1">Elias Eriksson</text:span><text:tab/><text:tab/>2010-07-05</text:p>
      </style:header>
      <style:footer>
        <text:p text:style-name="MP2"><text:page-number text:select-page="current">18</text:page-number></text:p>
      </style:footer>
    </style:master-page>
    <style:master-page style:name="First_20_Page" style:display-name="First Page" style:page-layout-name="Mpm2" style:next-style-name="Standard"/>
    <style:master-page style:name="Roman_20_Numbered" style:display-name="Roman Numbered" style:page-layout-name="Mpm3">
      <style:header>
        <text:p text:style-name="Header">Title – Subtitle</text:p>
        <text:p text:style-name="MP1">Author<text:tab/><text:tab/>2010-07-05</text:p>
      </style:header>
      <style:footer>
        <text:p text:style-name="MP2"><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Norling</meta:initial-creator>
    <meta:creation-date>2010-05-20T13:41:35.460000000</meta:creation-date>
    <dc:date>2021-03-16T14:06:46.440294788</dc:date>
    <meta:editing-duration>PT19H6M26S</meta:editing-duration>
    <meta:editing-cycles>33</meta:editing-cycles>
    <meta:generator>LibreOffice/6.4.7.2$Linux_X86_64 LibreOffice_project/40$Build-2</meta:generator>
    <meta:document-statistic meta:table-count="2" meta:image-count="0" meta:object-count="2" meta:page-count="24" meta:paragraph-count="214" meta:word-count="4960" meta:character-count="32354" meta:non-whitespace-character-count="27619"/>
  </office:meta>
</office:document-meta>
</file>

<file path=Object 1/content.xml><?xml version="1.0" encoding="utf-8"?>
<math xmlns="http://www.w3.org/1998/Math/MathML">
  <semantics>
    <mrow>
      <mi>G</mi>
      <mrow>
        <mo stretchy="false">(</mo>
        <mi>x</mi>
        <mo stretchy="false">)</mo>
      </mrow>
    </mrow>
    <annotation encoding="StarMath 5.0">G(x)</annotation>
  </semantics>
</math>
</file>

<file path=Object 2/content.xml><?xml version="1.0" encoding="utf-8"?>
<math xmlns="http://www.w3.org/1998/Math/MathML">
  <semantics>
    <msub>
      <mi>k</mi>
      <mi mathvariant="italic">isi</mi>
    </msub>
    <annotation encoding="StarMath 5.0">k_isi</annotation>
  </semantics>
</math>
</file>